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nsolas" svg:font-family="Consolas" style:font-pitch="fixed"/>
    <style:font-face style:name="Monospace" svg:font-family="Monospace" style:font-pitch="fixed"/>
    <style:font-face style:name="Candara" svg:font-family="Candara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ndara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000000" style:font-name="Candara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andara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andara" fo:font-size="54pt" style:font-name-asian="Monospace" style:font-size-asian="54pt" style:font-name-complex="Monospace" style:font-size-complex="5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andara" fo:font-size="40pt" style:font-name-asian="Monospace" style:font-size-asian="40pt" style:font-name-complex="Monospace" style:font-size-complex="4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andara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1a1a1a" style:font-name="Candara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andara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ndara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1a1a1a"/>
    </style:style>
    <style:style style:name="T4" style:family="text">
      <style:text-properties fo:color="#0000c0"/>
    </style:style>
    <style:style style:name="T5" style:family="text">
      <style:text-properties fo:color="#0000c0" fo:font-style="italic" style:font-style-asian="italic" style:font-style-complex="italic"/>
    </style:style>
    <style:style style:name="T6" style:family="text">
      <style:text-properties fo:color="#2a00ff"/>
    </style:style>
    <style:style style:name="T7" style:family="text">
      <style:text-properties fo:color="#3f5fbf"/>
    </style:style>
    <style:style style:name="T8" style:family="text">
      <style:text-properties fo:color="#7f9fbf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CD</text:p>
      <text:p text:style-name="P3"/>
      <text:p text:style-name="P3"/>
      <text:p text:style-name="P5">Informe Sesión 3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tab/><text:tab/><text:tab/><text:tab/><text:tab/><text:tab/><text:tab/><text:tab/>Alberto Maldonado López</text:p>
      <text:p text:style-name="P2"><text:tab/><text:tab/><text:tab/><text:tab/><text:tab/><text:tab/><text:tab/><text:tab/><text:tab/></text:p>
      <text:p text:style-name="P1"/>
      <text:p text:style-name="P1"/>
      <text:p text:style-name="P1"/>
      <text:p text:style-name="P1"><text:soft-page-break/><text:span text:style-name="T9">public</text:span> class Client</text:p>
      <text:p text:style-name="P1">{</text:p>
      <text:p text:style-name="P1"><text:tab/>/**</text:p>
      <text:p text:style-name="P1"><text:tab/> * Numero total de clientes, cantidad baja para hacer el conjunto de prueba</text:p>
      <text:p text:style-name="P1"><text:tab/> */</text:p>
      <text:p text:style-name="P1"><text:tab/>static final int CLIENTS = 100;// XXX</text:p>
      <text:p text:style-name="P1"/>
      <text:p text:style-name="P1"><text:tab/>public static void main(String[] args)</text:p>
      <text:p text:style-name="P1"><text:tab/>{</text:p>
      <text:p text:style-name="P1"><text:tab/><text:tab/>final Bank b = new Bank();</text:p>
      <text:p text:style-name="P1"/>
      <text:p text:style-name="P1"><text:tab/><text:tab/>for (int i = 0; i &lt; CLIENTS; i++)</text:p>
      <text:p text:style-name="P1"><text:tab/><text:tab/>{</text:p>
      <text:p text:style-name="P1"><text:tab/><text:tab/><text:tab/>Clibank c = new Clibank(i, b);</text:p>
      <text:p text:style-name="P1"/>
      <text:p text:style-name="P1"><text:tab/><text:tab/><text:tab/>c.start();</text:p>
      <text:p text:style-name="P1"><text:tab/><text:tab/>}</text:p>
      <text:p text:style-name="P1"><text:tab/>}</text:p>
      <text:p text:style-name="P1">}</text:p>
      <text:p text:style-name="P1"/>
      <text:p text:style-name="P1">class Clibank extends Thread</text:p>
      <text:p text:style-name="P1">{</text:p>
      <text:p text:style-name="P1"><text:tab/>static final int NMAX = 5;</text:p>
      <text:p text:style-name="P1"/>
      <text:p text:style-name="P1"><text:tab/>static final int MONEY = 100;</text:p>
      <text:p text:style-name="P1"/>
      <text:p text:style-name="P1"><text:tab/>private Bank b;</text:p>
      <text:p text:style-name="P1"/>
      <text:p text:style-name="P1"><text:tab/>private Random rnd = new Random();</text:p>
      <text:p text:style-name="P1"/>
      <text:p text:style-name="P1"><text:tab/>private final int id;</text:p>
      <text:p text:style-name="P1"/>
      <text:p text:style-name="P1"><text:tab/>/**</text:p>
      <text:p text:style-name="P1"><text:tab/> * Turno que le asigna el banco al cliente</text:p>
      <text:p text:style-name="P1"><text:tab/> */</text:p>
      <text:p text:style-name="P1"><text:tab/>public int Ticket;</text:p>
      <text:p text:style-name="P1"/>
      <text:p text:style-name="P1"><text:tab/>private final double p = 0.70;</text:p>
      <text:p text:style-name="P1"/>
      <text:p text:style-name="P1"><text:tab/>public Clibank(int i, Bank b)</text:p>
      <text:p text:style-name="P1"><text:tab/>{</text:p>
      <text:p text:style-name="P1"><text:tab/><text:tab/>this.id = i;</text:p>
      <text:p text:style-name="P1"><text:tab/><text:tab/>this.b = b;</text:p>
      <text:p text:style-name="P1"><text:tab/>}</text:p>
      <text:p text:style-name="P1"/>
      <text:p text:style-name="P1"><text:tab/>public void run()</text:p>
      <text:p text:style-name="P1"><text:tab/>{</text:p>
      <text:p text:style-name="P1"><text:tab/><text:tab/>/**</text:p>
      <text:p text:style-name="P1"><text:tab/><text:tab/> * Obtiene un turno del banco</text:p>
      <text:p text:style-name="P1"><text:tab/><text:tab/> */</text:p>
      <text:p text:style-name="P1"><text:tab/><text:tab/>Ticket = b.getTicket();</text:p>
      <text:p text:style-name="P1"/>
      <text:p text:style-name="P1"><text:tab/><text:tab/>while (true)</text:p>
      <text:p text:style-name="P1"><text:tab/><text:tab/>{</text:p>
      <text:p text:style-name="P1"><text:tab/><text:tab/><text:tab/>/**</text:p>
      <text:p text:style-name="P1"><text:tab/><text:tab/><text:tab/> * El cliente mria el turno del banco y si el turno del cliente es</text:p>
      <text:p text:style-name="P1"><text:tab/><text:tab/><text:tab/> * menor que el del banco, el cliente puede entrar y hacer sus</text:p>
      <text:p text:style-name="P1"><text:tab/><text:tab/><text:tab/> * operaciones</text:p>
      <text:p text:style-name="P1"><text:tab/><text:tab/><text:tab/> */</text:p>
      <text:p text:style-name="P1"><text:soft-page-break/><text:tab/><text:tab/><text:tab/>if (Ticket &lt;= b.lookTicket())</text:p>
      <text:p text:style-name="P1"><text:tab/><text:tab/><text:tab/>{</text:p>
      <text:p text:style-name="P1"><text:tab/><text:tab/><text:tab/><text:tab/>Wicket w = b.getWicket(id);</text:p>
      <text:p text:style-name="P1"/>
      <text:p text:style-name="P1"><text:tab/><text:tab/><text:tab/><text:tab/>System.out.println("Soy el cliente " + id</text:p>
      <text:p text:style-name="P1"><text:tab/><text:tab/><text:tab/><text:tab/><text:tab/><text:tab/>+ " y estoy en la ventana " + w.getID());</text:p>
      <text:p text:style-name="P1"><text:tab/><text:tab/><text:tab/><text:tab/>interact(w);</text:p>
      <text:p text:style-name="P1"/>
      <text:p text:style-name="P1"><text:tab/><text:tab/><text:tab/><text:tab/>System.out.println("Soy el cliente " + id</text:p>
      <text:p text:style-name="P1"><text:tab/><text:tab/><text:tab/><text:tab/><text:tab/><text:tab/>+ " y me voy de la ventana " + w.getID());</text:p>
      <text:p text:style-name="P1"><text:tab/><text:tab/><text:tab/><text:tab/>w.setFree();</text:p>
      <text:p text:style-name="P1"><text:tab/><text:tab/><text:tab/><text:tab/>try</text:p>
      <text:p text:style-name="P1"><text:tab/><text:tab/><text:tab/><text:tab/>{</text:p>
      <text:p text:style-name="P1"><text:tab/><text:tab/><text:tab/><text:tab/><text:tab/>Thread.sleep(rnd.nextInt(1000));</text:p>
      <text:p text:style-name="P1"><text:tab/><text:tab/><text:tab/><text:tab/>}</text:p>
      <text:p text:style-name="P1"><text:tab/><text:tab/><text:tab/><text:tab/>catch (InterruptedException e)</text:p>
      <text:p text:style-name="P1"><text:tab/><text:tab/><text:tab/><text:tab/>{</text:p>
      <text:p text:style-name="P1"><text:tab/><text:tab/><text:tab/><text:tab/><text:tab/>e.printStackTrace();</text:p>
      <text:p text:style-name="P1"><text:tab/><text:tab/><text:tab/><text:tab/>}</text:p>
      <text:p text:style-name="P1"/>
      <text:p text:style-name="P1"><text:tab/><text:tab/><text:tab/><text:tab/>/**</text:p>
      <text:p text:style-name="P1"><text:tab/><text:tab/><text:tab/><text:tab/> * El cliente ya ha acabado lo que tenia que hacer en el banco y</text:p>
      <text:p text:style-name="P1"><text:tab/><text:tab/><text:tab/><text:tab/> * debe volver a obtener un turno del banco</text:p>
      <text:p text:style-name="P1"><text:tab/><text:tab/><text:tab/><text:tab/> */</text:p>
      <text:p text:style-name="P1"><text:tab/><text:tab/><text:tab/><text:tab/>Ticket = b.getTicket(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try</text:p>
      <text:p text:style-name="P1"><text:tab/><text:tab/><text:tab/><text:tab/>{</text:p>
      <text:p text:style-name="P1"><text:tab/><text:tab/><text:tab/><text:tab/><text:tab/>Thread.sleep(500);</text:p>
      <text:p text:style-name="P1"><text:tab/><text:tab/><text:tab/><text:tab/>}</text:p>
      <text:p text:style-name="P1"><text:tab/><text:tab/><text:tab/><text:tab/>catch (InterruptedException e)</text:p>
      <text:p text:style-name="P1"><text:tab/><text:tab/><text:tab/><text:tab/>{</text:p>
      <text:p text:style-name="P1"><text:tab/><text:tab/><text:tab/><text:tab/><text:tab/>e.printStackTrace();</text:p>
      <text:p text:style-name="P1"><text:tab/><text:tab/><text:tab/><text:tab/>}</text:p>
      <text:p text:style-name="P1"><text:tab/><text:tab/><text:tab/>}</text:p>
      <text:p text:style-name="P1"/>
      <text:p text:style-name="P1"><text:tab/><text:tab/>}</text:p>
      <text:p text:style-name="P1"><text:tab/>}</text:p>
      <text:p text:style-name="P1"/>
      <text:p text:style-name="P1"><text:tab/>public void interact(Wicket w)</text:p>
      <text:p text:style-name="P1"><text:tab/>{</text:p>
      <text:p text:style-name="P1"><text:tab/><text:tab/>for (int ops = NMAX; ops &gt; 0; --ops)</text:p>
      <text:p text:style-name="P1"><text:tab/><text:tab/>{</text:p>
      <text:p text:style-name="P1"><text:tab/><text:tab/><text:tab/>int cash = rnd.nextInt(MONEY);</text:p>
      <text:p text:style-name="P1"/>
      <text:p text:style-name="P1"><text:tab/><text:tab/><text:tab/>/**</text:p>
      <text:p text:style-name="P1"><text:tab/><text:tab/><text:tab/> * Segun la probabilidad p al cliente le tocara ingresar o retirar</text:p>
      <text:p text:style-name="P1"><text:tab/><text:tab/><text:tab/> * efectivo del banco</text:p>
      <text:p text:style-name="P1"><text:tab/><text:tab/><text:tab/> */</text:p>
      <text:p text:style-name="P1"><text:tab/><text:tab/><text:tab/>if (rnd.nextDouble() &gt; p)</text:p>
      <text:p text:style-name="P1"><text:tab/><text:tab/><text:tab/>{</text:p>
      <text:p text:style-name="P1"><text:tab/><text:tab/><text:tab/><text:tab/>System.out.println("Soy el cliente " + id</text:p>
      <text:p text:style-name="P1"><text:tab/><text:tab/><text:tab/><text:tab/><text:tab/><text:tab/>+ " y deseo ingresar " + cash);</text:p>
      <text:p text:style-name="P1"><text:tab/><text:tab/><text:tab/><text:tab/>w.opInCome(cash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soft-page-break/><text:tab/><text:tab/><text:tab/><text:tab/>System.out.println("Soy el cliente " + id + " y deseo retirar "</text:p>
      <text:p text:style-name="P1"><text:tab/><text:tab/><text:tab/><text:tab/><text:tab/><text:tab/>+ cash);</text:p>
      <text:p text:style-name="P1"><text:tab/><text:tab/><text:tab/><text:tab/>try</text:p>
      <text:p text:style-name="P1"><text:tab/><text:tab/><text:tab/><text:tab/>{</text:p>
      <text:p text:style-name="P1"><text:tab/><text:tab/><text:tab/><text:tab/><text:tab/>w.opOutCome(cash);</text:p>
      <text:p text:style-name="P1"><text:tab/><text:tab/><text:tab/><text:tab/>}</text:p>
      <text:p text:style-name="P1"><text:tab/><text:tab/><text:tab/><text:tab/>catch (Busy b)</text:p>
      <text:p text:style-name="P1"><text:tab/><text:tab/><text:tab/><text:tab/>{</text:p>
      <text:p text:style-name="P1"><text:tab/><text:tab/><text:tab/><text:tab/><text:tab/>System.out.println("--&gt;la ventana " + w.getID()</text:p>
      <text:p text:style-name="P1"><text:tab/><text:tab/><text:tab/><text:tab/><text:tab/><text:tab/><text:tab/>+ " echa al cliente " + id);</text:p>
      <text:p text:style-name="P1"><text:tab/><text:tab/><text:tab/><text:tab/><text:tab/>break;</text:p>
      <text:p text:style-name="P1"><text:tab/><text:tab/><text:tab/><text:tab/>}</text:p>
      <text:p text:style-name="P1"><text:tab/><text:tab/><text:tab/>}</text:p>
      <text:p text:style-name="P1"><text:tab/><text:tab/><text:tab/>try</text:p>
      <text:p text:style-name="P1"><text:tab/><text:tab/><text:tab/>{</text:p>
      <text:p text:style-name="P1"><text:tab/><text:tab/><text:tab/><text:tab/>Thread.sleep(rnd.nextInt(1000));</text:p>
      <text:p text:style-name="P1"><text:tab/><text:tab/><text:tab/>}</text:p>
      <text:p text:style-name="P1"><text:tab/><text:tab/><text:tab/>catch (InterruptedException e)</text:p>
      <text:p text:style-name="P1"><text:tab/><text:tab/><text:tab/>{</text:p>
      <text:p text:style-name="P1"><text:tab/><text:tab/><text:tab/><text:tab/>e.printStackTrace()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7">/**</text:p>
      <text:p text:style-name="P9"><text:span text:style-name="T3"><text:s/></text:span><text:span text:style-name="T7">*</text:span><text:span text:style-name="T3"> </text:span><text:span text:style-name="T7">Un</text:span><text:span text:style-name="T3"> </text:span><text:span text:style-name="T7">banco</text:span><text:span text:style-name="T3"> </text:span><text:span text:style-name="T7">esta</text:span><text:span text:style-name="T3"> </text:span><text:span text:style-name="T7">compuesto</text:span><text:span text:style-name="T3"> </text:span><text:span text:style-name="T7">de</text:span><text:span text:style-name="T3"> </text:span><text:span text:style-name="T7">multiples</text:span><text:span text:style-name="T3"> </text:span><text:span text:style-name="T7">ventanas</text:span><text:span text:style-name="T3"> </text:span><text:span text:style-name="T7">y</text:span><text:span text:style-name="T3"> </text:span><text:span text:style-name="T7">de</text:span><text:span text:style-name="T3"> </text:span><text:span text:style-name="T7">un</text:span><text:span text:style-name="T3"> </text:span><text:span text:style-name="T7">numero</text:span><text:span text:style-name="T3"> </text:span><text:span text:style-name="T7">de</text:span><text:span text:style-name="T3"> </text:span><text:span text:style-name="T7">cuentas</text:span></text:p>
      <text:p text:style-name="P9"><text:span text:style-name="T3"><text:s/></text:span><text:span text:style-name="T7">*</text:span><text:span text:style-name="T3"> </text:span></text:p>
      <text:p text:style-name="P9"><text:span text:style-name="T3"><text:s/></text:span><text:span text:style-name="T7">*/</text:span></text:p>
      <text:p text:style-name="P9"><text:span text:style-name="T2">public</text:span><text:span text:style-name="T3"> </text:span><text:span text:style-name="T2">class</text:span><text:span text:style-name="T3"> </text:span><text:span text:style-name="T1">Bank</text:span></text:p>
      <text:p text:style-name="P1">{</text:p>
      <text:p text:style-name="P9"><text:span text:style-name="T3"><text:tab/></text:span><text:span text:style-name="T2">class</text:span><text:span text:style-name="T3"> </text:span><text:span text:style-name="T1">Busy</text:span><text:span text:style-name="T3"> </text:span><text:span text:style-name="T2">extends</text:span><text:span text:style-name="T3"> </text:span><text:span text:style-name="T1">Exception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2">private</text:span><text:span text:style-name="T3"> </text:span><text:span text:style-name="T2">static</text:span><text:span text:style-name="T3"> </text:span><text:span text:style-name="T2">final</text:span><text:span text:style-name="T3"> </text:span><text:span text:style-name="T2">long</text:span><text:span text:style-name="T3"> </text:span><text:span text:style-name="T5">serialVersionUID</text:span><text:span text:style-name="T3"> </text:span><text:span text:style-name="T1">=</text:span><text:span text:style-name="T3"> </text:span><text:span text:style-name="T1">4757572996503931253L;</text:span></text:p>
      <text:p text:style-name="P9"><text:span text:style-name="T3"><text:tab/><text:tab/></text:span><text:span text:style-name="T1">Busy(){}</text:span></text:p>
      <text:p text:style-name="P9"><text:span text:style-name="T3"><text:tab/><text:tab/></text:span><text:span text:style-name="T1">Busy(String</text:span><text:span text:style-name="T3"> </text:span><text:span text:style-name="T1">msg){</text:span><text:span text:style-name="T2">super</text:span><text:span text:style-name="T1">(msg);</text:span><text:span text:style-name="T1">}</text:span></text:p>
      <text:p text:style-name="P9"><text:span text:style-name="T3"><text:tab/></text:span><text:span text:style-name="T1">}</text:span></text:p>
      <text:p text:style-name="P9"><text:span text:style-name="T3"><text:tab/></text:span><text:span text:style-name="T2">private</text:span><text:span text:style-name="T3"> </text:span><text:span text:style-name="T2">static</text:span><text:span text:style-name="T3"> </text:span><text:span text:style-name="T2">final</text:span><text:span text:style-name="T3"> </text:span><text:span text:style-name="T2">int</text:span><text:span text:style-name="T3"> </text:span><text:span text:style-name="T5">NFIN</text:span><text:span text:style-name="T3"> </text:span><text:span text:style-name="T1">=</text:span><text:span text:style-name="T3"> </text:span><text:span text:style-name="T1">7;</text:span></text:p>
      <text:p text:style-name="P9"/>
      <text:p text:style-name="P9"><text:span text:style-name="T3"><text:tab/></text:span><text:span text:style-name="T2">final</text:span><text:span text:style-name="T3"> </text:span><text:span text:style-name="T2">private</text:span><text:span text:style-name="T3"> </text:span><text:span text:style-name="T1">Random</text:span><text:span text:style-name="T3"> </text:span><text:span text:style-name="T4">rnd</text:span><text:span text:style-name="T3"> </text:span><text:span text:style-name="T1">=</text:span><text:span text:style-name="T3"> </text:span><text:span text:style-name="T2">new</text:span><text:span text:style-name="T3"> </text:span><text:span text:style-name="T1">Random();</text:span></text:p>
      <text:p text:style-name="P9"/>
      <text:p text:style-name="P9"><text:span text:style-name="T3"><text:tab/></text:span><text:span text:style-name="T2">final</text:span><text:span text:style-name="T3"> </text:span><text:span text:style-name="T1">Account</text:span><text:span text:style-name="T3"> </text:span><text:span text:style-name="T4">a</text:span><text:span text:style-name="T3"> </text:span><text:span text:style-name="T1">=</text:span><text:span text:style-name="T3"> </text:span><text:span text:style-name="T2">new</text:span><text:span text:style-name="T3"> </text:span><text:span text:style-name="T1">Account(</text:span><text:span text:style-name="T4">rnd</text:span><text:span text:style-name="T1">.nextInt(2000),</text:span><text:span text:style-name="T3"> </text:span><text:span text:style-name="T2">this</text:span><text:span text:style-name="T1">);</text:span></text:p>
      <text:p text:style-name="P9"/>
      <text:p text:style-name="P9"><text:span text:style-name="T3"><text:tab/></text:span><text:span text:style-name="T2">private</text:span><text:span text:style-name="T3"> </text:span><text:span text:style-name="T1">Wicket</text:span><text:span text:style-name="T3"> </text:span><text:span text:style-name="T4">w</text:span><text:span text:style-name="T1">[]</text:span><text:span text:style-name="T3"> </text:span><text:span text:style-name="T1">=</text:span><text:span text:style-name="T3"> </text:span><text:span text:style-name="T2">new</text:span><text:span text:style-name="T3"> </text:span><text:span text:style-name="T1">Wicket[</text:span><text:span text:style-name="T5">NFIN</text:span><text:span text:style-name="T1">];</text:span></text:p>
      <text:p text:style-name="P9"/>
      <text:p text:style-name="P9"><text:span text:style-name="T3"><text:tab/></text:span><text:span text:style-name="T2">private</text:span><text:span text:style-name="T3"> </text:span><text:span text:style-name="T2">boolean</text:span><text:span text:style-name="T3"> </text:span><text:span text:style-name="T4">close</text:span><text:span text:style-name="T3"> </text:span><text:span text:style-name="T1">=</text:span><text:span text:style-name="T3"> </text:span><text:span text:style-name="T2">false</text:span><text:span text:style-name="T1">;</text:span></text:p>
      <text:p text:style-name="P9"/>
      <text:p text:style-name="P9"><text:span text:style-name="T3"><text:tab/></text:span><text:span text:style-name="T2">private</text:span><text:span text:style-name="T3"> </text:span><text:span text:style-name="T2">int</text:span><text:span text:style-name="T3"> </text:span><text:span text:style-name="T4">closes</text:span><text:span text:style-name="T3"> </text:span><text:span text:style-name="T1">=</text:span><text:span text:style-name="T3"> </text:span><text:span text:style-name="T1">0;</text:span></text:p>
      <text:p text:style-name="P8"><text:tab/></text:p>
      <text:p text:style-name="P9"><text:span text:style-name="T3"><text:tab/></text:span><text:span text:style-name="T7">/**</text:span><text:span text:style-name="T3"> </text:span><text:span text:style-name="T7">Contador</text:span><text:span text:style-name="T3"> </text:span><text:span text:style-name="T7">de</text:span><text:span text:style-name="T3"> </text:span><text:span text:style-name="T7">turnos</text:span><text:span text:style-name="T3"> </text:span><text:span text:style-name="T7">*/</text:span></text:p>
      <text:p text:style-name="P9"><text:span text:style-name="T3"><text:tab/></text:span><text:span text:style-name="T2">private</text:span><text:span text:style-name="T3"> </text:span><text:span text:style-name="T2">int</text:span><text:span text:style-name="T3"> </text:span><text:span text:style-name="T4">turn</text:span><text:span text:style-name="T3"> </text:span><text:span text:style-name="T1">=</text:span><text:span text:style-name="T3"> </text:span><text:span text:style-name="T1">0;</text:span></text:p>
      <text:p text:style-name="P8"><text:tab/></text:p>
      <text:p text:style-name="P9"><text:span text:style-name="T3"><text:tab/></text:span><text:span text:style-name="T7">/**</text:span><text:span text:style-name="T3"> </text:span><text:span text:style-name="T7">Turno</text:span><text:span text:style-name="T3"> </text:span><text:span text:style-name="T7">actual</text:span><text:span text:style-name="T3"> </text:span><text:span text:style-name="T7">*/</text:span></text:p>
      <text:p text:style-name="P9"><text:span text:style-name="T3"><text:tab/></text:span><text:span text:style-name="T2">private</text:span><text:span text:style-name="T3"> </text:span><text:span text:style-name="T2">int</text:span><text:span text:style-name="T3"> </text:span><text:span text:style-name="T4">currentTurn</text:span><text:span text:style-name="T3"> </text:span><text:span text:style-name="T1">=</text:span><text:span text:style-name="T3"> </text:span><text:span text:style-name="T1">7;</text:span></text:p>
      <text:p text:style-name="P9"/>
      <text:p text:style-name="P9"><text:span text:style-name="T3"><text:tab/></text:span><text:span text:style-name="T1">Bank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2">for</text:span><text:span text:style-name="T3"> </text:span><text:span text:style-name="T1">(</text:span><text:span text:style-name="T2">int</text:span><text:span text:style-name="T3"> </text:span><text:span text:style-name="T1">i</text:span><text:span text:style-name="T3"> </text:span><text:span text:style-name="T1">=</text:span><text:span text:style-name="T3"> </text:span><text:span text:style-name="T1">0;</text:span><text:span text:style-name="T3"> </text:span><text:span text:style-name="T1">i</text:span><text:span text:style-name="T3"> </text:span><text:span text:style-name="T1">&lt;</text:span><text:span text:style-name="T3"> </text:span><text:span text:style-name="T4">w</text:span><text:span text:style-name="T1">.</text:span><text:span text:style-name="T4">length</text:span><text:span text:style-name="T1">;</text:span><text:span text:style-name="T3"> </text:span><text:span text:style-name="T1">++i)</text:span></text:p>
      <text:p text:style-name="P9"><text:span text:style-name="T3"><text:tab/><text:tab/></text:span><text:span text:style-name="T1">{</text:span></text:p>
      <text:p text:style-name="P9"><text:soft-page-break/><text:span text:style-name="T3"><text:tab/><text:tab/><text:tab/></text:span><text:span text:style-name="T4">w</text:span><text:span text:style-name="T1">[i]</text:span><text:span text:style-name="T3"> </text:span><text:span text:style-name="T1">=</text:span><text:span text:style-name="T3"> </text:span><text:span text:style-name="T2">new</text:span><text:span text:style-name="T3"> </text:span><text:span text:style-name="T1">Wicket(i,</text:span><text:span text:style-name="T3"> </text:span><text:span text:style-name="T2">this</text:span><text:span text:style-name="T1">);</text:span></text:p>
      <text:p text:style-name="P9"><text:span text:style-name="T3"><text:tab/><text:tab/></text:span><text:span text:style-name="T1">}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7">/**</text:span></text:p>
      <text:p text:style-name="P9"><text:span text:style-name="T3"><text:tab/> </text:span><text:span text:style-name="T7">*</text:span><text:span text:style-name="T3"> </text:span><text:span text:style-name="T7">Para</text:span><text:span text:style-name="T3"> </text:span><text:span text:style-name="T7">despertar</text:span><text:span text:style-name="T3"> </text:span><text:span text:style-name="T7">a</text:span><text:span text:style-name="T3"> </text:span><text:span text:style-name="T7">todas</text:span><text:span text:style-name="T3"> </text:span><text:span text:style-name="T7">las</text:span><text:span text:style-name="T3"> </text:span><text:span text:style-name="T7">ventanillas</text:span><text:span text:style-name="T3"> </text:span><text:span text:style-name="T7">del</text:span><text:span text:style-name="T3"> </text:span><text:span text:style-name="T7">banco</text:span></text:p>
      <text:p text:style-name="P9"><text:span text:style-name="T3"><text:tab/> </text:span><text:span text:style-name="T7">*/</text:span></text:p>
      <text:p text:style-name="P9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void</text:span><text:span text:style-name="T3"> </text:span><text:span text:style-name="T1">synBank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1">notifyAll();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7">/**</text:span></text:p>
      <text:p text:style-name="P9"><text:span text:style-name="T3"><text:tab/> </text:span><text:span text:style-name="T7">*</text:span><text:span text:style-name="T3"> </text:span><text:span text:style-name="T7">Para</text:span><text:span text:style-name="T3"> </text:span><text:span text:style-name="T7">despertar</text:span><text:span text:style-name="T3"> </text:span><text:span text:style-name="T7">a</text:span><text:span text:style-name="T3"> </text:span><text:span text:style-name="T7">una</text:span><text:span text:style-name="T3"> </text:span><text:span text:style-name="T7">ventanilla</text:span><text:span text:style-name="T3"> </text:span><text:span text:style-name="T7">del</text:span><text:span text:style-name="T3"> </text:span><text:span text:style-name="T7">banco</text:span></text:p>
      <text:p text:style-name="P9"><text:span text:style-name="T3"><text:tab/> </text:span><text:span text:style-name="T7">*/</text:span></text:p>
      <text:p text:style-name="P9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void</text:span><text:span text:style-name="T3"> </text:span><text:span text:style-name="T1">synBank1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1">notify();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7">/**</text:span></text:p>
      <text:p text:style-name="P9"><text:span text:style-name="T3"><text:tab/> </text:span><text:span text:style-name="T7">*</text:span><text:span text:style-name="T3"> </text:span><text:span text:style-name="T7">Asignacion</text:span><text:span text:style-name="T3"> </text:span><text:span text:style-name="T7">de</text:span><text:span text:style-name="T3"> </text:span><text:span text:style-name="T7">una</text:span><text:span text:style-name="T3"> </text:span><text:span text:style-name="T7">ventanilla</text:span><text:span text:style-name="T3"> </text:span><text:span text:style-name="T7">a</text:span><text:span text:style-name="T3"> </text:span><text:span text:style-name="T7">un</text:span><text:span text:style-name="T3"> </text:span><text:span text:style-name="T7">cliente,</text:span><text:span text:style-name="T3"> </text:span><text:span text:style-name="T7">solo</text:span><text:span text:style-name="T3"> </text:span><text:span text:style-name="T7">se</text:span><text:span text:style-name="T3"> </text:span><text:span text:style-name="T7">podra</text:span><text:span text:style-name="T3"> </text:span><text:span text:style-name="T7">hacer</text:span><text:span text:style-name="T3"> </text:span><text:span text:style-name="T7">si</text:span><text:span text:style-name="T3"> </text:span><text:span text:style-name="T7">el</text:span></text:p>
      <text:p text:style-name="P9"><text:span text:style-name="T3"><text:tab/> </text:span><text:span text:style-name="T7">*</text:span><text:span text:style-name="T3"> </text:span><text:span text:style-name="T7">banco</text:span><text:span text:style-name="T3"> </text:span><text:span text:style-name="T7">esta</text:span><text:span text:style-name="T3"> </text:span><text:span text:style-name="T7">abierto</text:span><text:span text:style-name="T3"> </text:span><text:span text:style-name="T7">y</text:span><text:span text:style-name="T3"> </text:span><text:span text:style-name="T7">queda</text:span><text:span text:style-name="T3"> </text:span><text:span text:style-name="T7">alguna</text:span><text:span text:style-name="T3"> </text:span><text:span text:style-name="T7">ventanilla</text:span><text:span text:style-name="T3"> </text:span><text:span text:style-name="T7">libre</text:span></text:p>
      <text:p text:style-name="P9"><text:span text:style-name="T3"><text:tab/> </text:span><text:span text:style-name="T7">*</text:span><text:span text:style-name="T3"> </text:span><text:span text:style-name="T8">@param</text:span><text:span text:style-name="T3"> </text:span><text:span text:style-name="T7">id</text:span><text:span text:style-name="T3"> </text:span></text:p>
      <text:p text:style-name="P9"><text:span text:style-name="T3"><text:tab/> </text:span><text:span text:style-name="T7">*</text:span><text:span text:style-name="T3"> </text:span></text:p>
      <text:p text:style-name="P9"><text:span text:style-name="T3"><text:tab/> </text:span><text:span text:style-name="T7">*</text:span><text:span text:style-name="T3"> </text:span><text:span text:style-name="T8">@return</text:span><text:span text:style-name="T3"> </text:span><text:span text:style-name="T7">Ventanilla</text:span><text:span text:style-name="T3"> </text:span><text:span text:style-name="T7">que</text:span><text:span text:style-name="T3"> </text:span><text:span text:style-name="T7">estara</text:span><text:span text:style-name="T3"> </text:span><text:span text:style-name="T7">en</text:span><text:span text:style-name="T3"> </text:span><text:span text:style-name="T7">uso</text:span><text:span text:style-name="T3"> </text:span><text:span text:style-name="T7">por</text:span><text:span text:style-name="T3"> </text:span><text:span text:style-name="T7">un</text:span><text:span text:style-name="T3"> </text:span><text:span text:style-name="T7">cliente</text:span></text:p>
      <text:p text:style-name="P9"><text:span text:style-name="T3"><text:tab/> </text:span><text:span text:style-name="T7">*/</text:span></text:p>
      <text:p text:style-name="P9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1">Wicket</text:span><text:span text:style-name="T3"> </text:span><text:span text:style-name="T1">getWicket(</text:span><text:span text:style-name="T2">int</text:span><text:span text:style-name="T3"> </text:span><text:span text:style-name="T1">id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1">Wicket</text:span><text:span text:style-name="T3"> </text:span><text:span text:style-name="T1">wk</text:span><text:span text:style-name="T3"> </text:span><text:span text:style-name="T1">=</text:span><text:span text:style-name="T3"> </text:span><text:span text:style-name="T2">null</text:span><text:span text:style-name="T1">;</text:span></text:p>
      <text:p text:style-name="P9"/>
      <text:p text:style-name="P9"><text:span text:style-name="T3"><text:tab/><text:tab/></text:span><text:span text:style-name="T1">System.</text:span><text:span text:style-name="T5">out</text:span><text:span text:style-name="T1">.println(</text:span><text:span text:style-name="T4">close</text:span><text:span text:style-name="T1">);</text:span></text:p>
      <text:p text:style-name="P9"/>
      <text:p text:style-name="P9"><text:span text:style-name="T3"><text:tab/><text:tab/></text:span><text:span text:style-name="T2">while</text:span><text:span text:style-name="T3"> </text:span><text:span text:style-name="T1">(wk</text:span><text:span text:style-name="T3"> </text:span><text:span text:style-name="T1">==</text:span><text:span text:style-name="T3"> </text:span><text:span text:style-name="T2">null</text:span><text:span text:style-name="T1">)</text:span></text:p>
      <text:p text:style-name="P9"><text:span text:style-name="T3"><text:tab/><text:tab/></text:span><text:span text:style-name="T1">{</text:span></text:p>
      <text:p text:style-name="P9"><text:span text:style-name="T3"><text:tab/><text:tab/><text:tab/></text:span><text:span text:style-name="T2">while</text:span><text:span text:style-name="T3"> </text:span><text:span text:style-name="T1">(</text:span><text:span text:style-name="T4">close</text:span><text:span text:style-name="T1">)</text:span></text:p>
      <text:p text:style-name="P9"><text:span text:style-name="T3"><text:tab/><text:tab/><text:tab/></text:span><text:span text:style-name="T1">{</text:span></text:p>
      <text:p text:style-name="P9"><text:span text:style-name="T3"><text:tab/><text:tab/><text:tab/><text:tab/></text:span><text:span text:style-name="T2">try</text:span></text:p>
      <text:p text:style-name="P9"><text:span text:style-name="T3"><text:tab/><text:tab/><text:tab/><text:tab/></text:span><text:span text:style-name="T1">{</text:span></text:p>
      <text:p text:style-name="P9"><text:span text:style-name="T3"><text:tab/><text:tab/><text:tab/><text:tab/><text:tab/></text:span><text:span text:style-name="T1">wait();</text:span></text:p>
      <text:p text:style-name="P9"><text:span text:style-name="T3"><text:tab/><text:tab/><text:tab/><text:tab/></text:span><text:span text:style-name="T1">}</text:span></text:p>
      <text:p text:style-name="P9"><text:span text:style-name="T3"><text:tab/><text:tab/><text:tab/><text:tab/></text:span><text:span text:style-name="T2">catch</text:span><text:span text:style-name="T3"> </text:span><text:span text:style-name="T1">(InterruptedException</text:span><text:span text:style-name="T3"> </text:span><text:span text:style-name="T1">e)</text:span></text:p>
      <text:p text:style-name="P9"><text:span text:style-name="T3"><text:tab/><text:tab/><text:tab/><text:tab/></text:span><text:span text:style-name="T1">{</text:span></text:p>
      <text:p text:style-name="P9"><text:span text:style-name="T3"><text:tab/><text:tab/><text:tab/><text:tab/><text:tab/></text:span><text:span text:style-name="T1">e.printStackTrace();</text:span></text:p>
      <text:p text:style-name="P9"><text:span text:style-name="T3"><text:tab/><text:tab/><text:tab/><text:tab/></text:span><text:span text:style-name="T1">}</text:span></text:p>
      <text:p text:style-name="P9"><text:span text:style-name="T3"><text:tab/><text:tab/><text:tab/></text:span><text:span text:style-name="T1">}</text:span></text:p>
      <text:p text:style-name="P8"><text:tab/><text:tab/><text:tab/></text:p>
      <text:p text:style-name="P9"><text:span text:style-name="T3"><text:tab/><text:tab/><text:tab/></text:span><text:span text:style-name="T2">int</text:span><text:span text:style-name="T3"> </text:span><text:span text:style-name="T1">i</text:span><text:span text:style-name="T3"> </text:span><text:span text:style-name="T1">=</text:span><text:span text:style-name="T3"> </text:span><text:span text:style-name="T1">0;</text:span></text:p>
      <text:p text:style-name="P9"><text:span text:style-name="T3"><text:tab/><text:tab/><text:tab/></text:span><text:span text:style-name="T2">while</text:span><text:span text:style-name="T3"> </text:span><text:span text:style-name="T1">(i</text:span><text:span text:style-name="T3"> </text:span><text:span text:style-name="T1">&lt;</text:span><text:span text:style-name="T3"> </text:span><text:span text:style-name="T4">w</text:span><text:span text:style-name="T1">.</text:span><text:span text:style-name="T4">length</text:span><text:span text:style-name="T3"> </text:span><text:span text:style-name="T1">&amp;&amp;</text:span><text:span text:style-name="T3"> </text:span><text:span text:style-name="T1">wk</text:span><text:span text:style-name="T3"> </text:span><text:span text:style-name="T1">==</text:span><text:span text:style-name="T3"> </text:span><text:span text:style-name="T2">null</text:span><text:span text:style-name="T1">)</text:span></text:p>
      <text:p text:style-name="P9"><text:span text:style-name="T3"><text:tab/><text:tab/><text:tab/></text:span><text:span text:style-name="T1">{</text:span></text:p>
      <text:p text:style-name="P9"><text:span text:style-name="T3"><text:tab/><text:tab/><text:tab/><text:tab/></text:span><text:span text:style-name="T2">if</text:span><text:span text:style-name="T3"> </text:span><text:span text:style-name="T1">(</text:span><text:span text:style-name="T4">w</text:span><text:span text:style-name="T1">[i].isFree())</text:span></text:p>
      <text:p text:style-name="P9"><text:span text:style-name="T3"><text:tab/><text:tab/><text:tab/><text:tab/></text:span><text:span text:style-name="T1">{</text:span></text:p>
      <text:p text:style-name="P9"><text:span text:style-name="T3"><text:tab/><text:tab/><text:tab/><text:tab/><text:tab/></text:span><text:span text:style-name="T1">wk</text:span><text:span text:style-name="T3"> </text:span><text:span text:style-name="T1">=</text:span><text:span text:style-name="T3"> </text:span><text:span text:style-name="T4">w</text:span><text:span text:style-name="T1">[i];</text:span></text:p>
      <text:p text:style-name="P9"><text:span text:style-name="T3"><text:tab/><text:tab/><text:tab/><text:tab/></text:span><text:span text:style-name="T1">}</text:span></text:p>
      <text:p text:style-name="P9"><text:span text:style-name="T3"><text:tab/><text:tab/><text:tab/><text:tab/></text:span><text:span text:style-name="T1">++i;</text:span></text:p>
      <text:p text:style-name="P9"><text:span text:style-name="T3"><text:tab/><text:tab/><text:tab/></text:span><text:span text:style-name="T1">}</text:span><text:span text:style-name="T3"><text:tab/></text:span></text:p>
      <text:p text:style-name="P9"><text:span text:style-name="T3"><text:tab/><text:tab/><text:tab/></text:span><text:span text:style-name="T2">if</text:span><text:span text:style-name="T3"> </text:span><text:span text:style-name="T1">(wk</text:span><text:span text:style-name="T3"> </text:span><text:span text:style-name="T1">==</text:span><text:span text:style-name="T3"> </text:span><text:span text:style-name="T2">null</text:span><text:span text:style-name="T1">)</text:span></text:p>
      <text:p text:style-name="P9"><text:span text:style-name="T3"><text:tab/><text:tab/><text:tab/></text:span><text:span text:style-name="T1">{</text:span></text:p>
      <text:p text:style-name="P9"><text:span text:style-name="T3"><text:tab/><text:tab/><text:tab/><text:tab/></text:span><text:span text:style-name="T2">try</text:span></text:p>
      <text:p text:style-name="P9"><text:soft-page-break/><text:span text:style-name="T3"><text:tab/><text:tab/><text:tab/><text:tab/></text:span><text:span text:style-name="T1">{</text:span></text:p>
      <text:p text:style-name="P9"><text:span text:style-name="T3"><text:tab/><text:tab/><text:tab/><text:tab/><text:tab/></text:span><text:span text:style-name="T1">wait();</text:span></text:p>
      <text:p text:style-name="P9"><text:span text:style-name="T3"><text:tab/><text:tab/><text:tab/><text:tab/></text:span><text:span text:style-name="T1">}</text:span></text:p>
      <text:p text:style-name="P9"><text:span text:style-name="T3"><text:tab/><text:tab/><text:tab/><text:tab/></text:span><text:span text:style-name="T2">catch</text:span><text:span text:style-name="T3"> </text:span><text:span text:style-name="T1">(InterruptedException</text:span><text:span text:style-name="T3"> </text:span><text:span text:style-name="T1">e)</text:span></text:p>
      <text:p text:style-name="P9"><text:span text:style-name="T3"><text:tab/><text:tab/><text:tab/><text:tab/></text:span><text:span text:style-name="T1">{</text:span></text:p>
      <text:p text:style-name="P9"><text:span text:style-name="T3"><text:tab/><text:tab/><text:tab/><text:tab/><text:tab/></text:span><text:span text:style-name="T1">e.printStackTrace();</text:span></text:p>
      <text:p text:style-name="P9"><text:span text:style-name="T3"><text:tab/><text:tab/><text:tab/><text:tab/></text:span><text:span text:style-name="T1">}</text:span></text:p>
      <text:p text:style-name="P9"><text:span text:style-name="T3"><text:tab/><text:tab/><text:tab/></text:span><text:span text:style-name="T1">}</text:span></text:p>
      <text:p text:style-name="P9"><text:span text:style-name="T3"><text:tab/><text:tab/></text:span><text:span text:style-name="T1">}</text:span></text:p>
      <text:p text:style-name="P9"><text:span text:style-name="T3"><text:tab/><text:tab/></text:span><text:span text:style-name="T1">wk.get();</text:span></text:p>
      <text:p text:style-name="P9"><text:span text:style-name="T3"><text:tab/><text:tab/></text:span><text:span text:style-name="T2">return</text:span><text:span text:style-name="T3"> </text:span><text:span text:style-name="T1">wk;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7">/**</text:span></text:p>
      <text:p text:style-name="P9"><text:span text:style-name="T3"><text:tab/> </text:span><text:span text:style-name="T7">*</text:span><text:span text:style-name="T3"> </text:span><text:span text:style-name="T7">Se</text:span><text:span text:style-name="T3"> </text:span><text:span text:style-name="T7">encarga</text:span><text:span text:style-name="T3"> </text:span><text:span text:style-name="T7">de</text:span><text:span text:style-name="T3"> </text:span><text:span text:style-name="T7">revisar</text:span><text:span text:style-name="T3"> </text:span><text:span text:style-name="T7">las</text:span><text:span text:style-name="T3"> </text:span><text:span text:style-name="T7">ventanillas</text:span><text:span text:style-name="T3"> </text:span><text:span text:style-name="T7">para</text:span><text:span text:style-name="T3"> </text:span><text:span text:style-name="T7">comprobar</text:span><text:span text:style-name="T3"> </text:span><text:span text:style-name="T7">si</text:span><text:span text:style-name="T3"> </text:span><text:span text:style-name="T7">todas</text:span><text:span text:style-name="T3"> </text:span><text:span text:style-name="T7">estan</text:span></text:p>
      <text:p text:style-name="P9"><text:span text:style-name="T3"><text:tab/> </text:span><text:span text:style-name="T7">*</text:span><text:span text:style-name="T3"> </text:span><text:span text:style-name="T7">esperando</text:span><text:span text:style-name="T3"> </text:span><text:span text:style-name="T7">dinero,</text:span><text:span text:style-name="T3"> </text:span><text:span text:style-name="T7">si</text:span><text:span text:style-name="T3"> </text:span><text:span text:style-name="T7">este</text:span><text:span text:style-name="T3"> </text:span><text:span text:style-name="T7">es</text:span><text:span text:style-name="T3"> </text:span><text:span text:style-name="T7">el</text:span><text:span text:style-name="T3"> </text:span><text:span text:style-name="T7">caso</text:span><text:span text:style-name="T3"> </text:span><text:span text:style-name="T7">se</text:span><text:span text:style-name="T3"> </text:span><text:span text:style-name="T7">encarga</text:span><text:span text:style-name="T3"> </text:span><text:span text:style-name="T7">de</text:span><text:span text:style-name="T3"> </text:span><text:span text:style-name="T7">iniciar</text:span><text:span text:style-name="T3"> </text:span><text:span text:style-name="T7">el</text:span><text:span text:style-name="T3"> </text:span><text:span text:style-name="T7">cierre</text:span></text:p>
      <text:p text:style-name="P9"><text:span text:style-name="T3"><text:tab/> </text:span><text:span text:style-name="T7">*</text:span><text:span text:style-name="T3"> </text:span><text:span text:style-name="T7">temporal</text:span><text:span text:style-name="T3"> </text:span><text:span text:style-name="T7">del</text:span><text:span text:style-name="T3"> </text:span><text:span text:style-name="T7">banco</text:span></text:p>
      <text:p text:style-name="P9"><text:span text:style-name="T3"><text:tab/> </text:span><text:span text:style-name="T7">*/</text:span></text:p>
      <text:p text:style-name="P9"><text:span text:style-name="T3"><text:tab/></text:span><text:span text:style-name="T2">synchronized</text:span><text:span text:style-name="T3"> </text:span><text:span text:style-name="T2">void</text:span><text:span text:style-name="T3"> </text:span><text:span text:style-name="T1">needCash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2">boolean</text:span><text:span text:style-name="T3"> </text:span><text:span text:style-name="T1">allNeed</text:span><text:span text:style-name="T3"> </text:span><text:span text:style-name="T1">=</text:span><text:span text:style-name="T3"> </text:span><text:span text:style-name="T2">true</text:span><text:span text:style-name="T1">;</text:span></text:p>
      <text:p text:style-name="P9"/>
      <text:p text:style-name="P9"><text:span text:style-name="T3"><text:tab/><text:tab/></text:span><text:span text:style-name="T2">int</text:span><text:span text:style-name="T3"> </text:span><text:span text:style-name="T1">i</text:span><text:span text:style-name="T3"> </text:span><text:span text:style-name="T1">=</text:span><text:span text:style-name="T3"> </text:span><text:span text:style-name="T1">0;</text:span></text:p>
      <text:p text:style-name="P9"><text:span text:style-name="T3"><text:tab/><text:tab/></text:span><text:span text:style-name="T2">while</text:span><text:span text:style-name="T3"> </text:span><text:span text:style-name="T1">(i</text:span><text:span text:style-name="T3"> </text:span><text:span text:style-name="T1">&lt;</text:span><text:span text:style-name="T3"> </text:span><text:span text:style-name="T4">w</text:span><text:span text:style-name="T1">.</text:span><text:span text:style-name="T4">length</text:span><text:span text:style-name="T3"> </text:span><text:span text:style-name="T1">&amp;&amp;</text:span><text:span text:style-name="T3"> </text:span><text:span text:style-name="T1">allNeed)</text:span></text:p>
      <text:p text:style-name="P9"><text:span text:style-name="T3"><text:tab/><text:tab/></text:span><text:span text:style-name="T1">{</text:span></text:p>
      <text:p text:style-name="P9"><text:span text:style-name="T3"><text:tab/><text:tab/><text:tab/></text:span><text:span text:style-name="T2">if</text:span><text:span text:style-name="T3"> </text:span><text:span text:style-name="T1">(!</text:span><text:span text:style-name="T4">w</text:span><text:span text:style-name="T1">[i].needingMoney())</text:span></text:p>
      <text:p text:style-name="P9"><text:span text:style-name="T3"><text:tab/><text:tab/><text:tab/></text:span><text:span text:style-name="T1">{</text:span></text:p>
      <text:p text:style-name="P9"><text:span text:style-name="T3"><text:tab/><text:tab/><text:tab/><text:tab/></text:span><text:span text:style-name="T1">allNeed</text:span><text:span text:style-name="T3"> </text:span><text:span text:style-name="T1">=</text:span><text:span text:style-name="T3"> </text:span><text:span text:style-name="T2">false</text:span><text:span text:style-name="T1">;</text:span></text:p>
      <text:p text:style-name="P9"><text:span text:style-name="T3"><text:tab/><text:tab/><text:tab/></text:span><text:span text:style-name="T1">}</text:span><text:span text:style-name="T3"><text:tab/><text:tab/></text:span></text:p>
      <text:p text:style-name="P9"><text:span text:style-name="T3"><text:tab/><text:tab/><text:tab/></text:span><text:span text:style-name="T1">++i;</text:span></text:p>
      <text:p text:style-name="P9"><text:span text:style-name="T3"><text:tab/><text:tab/></text:span><text:span text:style-name="T1">}</text:span></text:p>
      <text:p text:style-name="P9"/>
      <text:p text:style-name="P9"><text:span text:style-name="T3"><text:tab/><text:tab/></text:span><text:span text:style-name="T2">if</text:span><text:span text:style-name="T3"> </text:span><text:span text:style-name="T1">(allNeed)</text:span></text:p>
      <text:p text:style-name="P9"><text:span text:style-name="T3"><text:tab/><text:tab/></text:span><text:span text:style-name="T1">{</text:span></text:p>
      <text:p text:style-name="P9"><text:span text:style-name="T3"><text:tab/><text:tab/><text:tab/></text:span><text:span text:style-name="T4">close</text:span><text:span text:style-name="T3"> </text:span><text:span text:style-name="T1">=</text:span><text:span text:style-name="T3"> </text:span><text:span text:style-name="T2">true</text:span><text:span text:style-name="T1">;</text:span></text:p>
      <text:p text:style-name="P9"/>
      <text:p text:style-name="P9"><text:span text:style-name="T3"><text:tab/><text:tab/><text:tab/></text:span><text:span text:style-name="T1">System.</text:span><text:span text:style-name="T5">out</text:span><text:span text:style-name="T1">.println(</text:span><text:span text:style-name="T6">"--&gt;VAMOS A CERRAR"</text:span><text:span text:style-name="T1">);</text:span></text:p>
      <text:p text:style-name="P9"/>
      <text:p text:style-name="P9"><text:span text:style-name="T3"><text:tab/><text:tab/><text:tab/></text:span><text:span text:style-name="T1">notifyAll();</text:span></text:p>
      <text:p text:style-name="P9"><text:span text:style-name="T3"><text:tab/><text:tab/><text:tab/></text:span><text:span text:style-name="T4">a</text:span><text:span text:style-name="T1">.freezeAccount();</text:span></text:p>
      <text:p text:style-name="P9"><text:span text:style-name="T3"><text:tab/><text:tab/></text:span><text:span text:style-name="T1">}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2">public</text:span><text:span text:style-name="T3"> </text:span><text:span text:style-name="T2">boolean</text:span><text:span text:style-name="T3"> </text:span><text:span text:style-name="T1">gotoClose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2">return</text:span><text:span text:style-name="T3"> </text:span><text:span text:style-name="T4">close</text:span><text:span text:style-name="T1">;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7">/**</text:span></text:p>
      <text:p text:style-name="P9"><text:span text:style-name="T3"><text:tab/> </text:span><text:span text:style-name="T7">*</text:span><text:span text:style-name="T3"> </text:span><text:span text:style-name="T7">Echamos</text:span><text:span text:style-name="T3"> </text:span><text:span text:style-name="T7">a</text:span><text:span text:style-name="T3"> </text:span><text:span text:style-name="T7">los</text:span><text:span text:style-name="T3"> </text:span><text:span text:style-name="T7">clientes</text:span><text:span text:style-name="T3"> </text:span><text:span text:style-name="T7">que</text:span><text:span text:style-name="T3"> </text:span><text:span text:style-name="T7">toque</text:span><text:span text:style-name="T3"> </text:span><text:span text:style-name="T7">y</text:span><text:span text:style-name="T3"> </text:span><text:span text:style-name="T7">si</text:span><text:span text:style-name="T3"> </text:span><text:span text:style-name="T7">los</text:span><text:span text:style-name="T3"> </text:span><text:span text:style-name="T7">hemos</text:span><text:span text:style-name="T3"> </text:span><text:span text:style-name="T7">echado</text:span><text:span text:style-name="T3"> </text:span><text:span text:style-name="T7">a</text:span><text:span text:style-name="T3"> </text:span><text:span text:style-name="T7">todos,</text:span><text:span text:style-name="T3"> </text:span><text:span text:style-name="T7">volvemos</text:span></text:p>
      <text:p text:style-name="P9"><text:span text:style-name="T3"><text:tab/> </text:span><text:span text:style-name="T7">*</text:span><text:span text:style-name="T3"> </text:span><text:span text:style-name="T7">abrir</text:span><text:span text:style-name="T3"> </text:span><text:span text:style-name="T7">el</text:span><text:span text:style-name="T3"> </text:span><text:span text:style-name="T7">banco</text:span></text:p>
      <text:p text:style-name="P9"><text:span text:style-name="T3"><text:tab/> </text:span><text:span text:style-name="T7">*/</text:span></text:p>
      <text:p text:style-name="P9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void</text:span><text:span text:style-name="T3"> </text:span><text:span text:style-name="T1">closedClient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1">++</text:span><text:span text:style-name="T4">closes</text:span><text:span text:style-name="T1">;</text:span></text:p>
      <text:p text:style-name="P9"><text:span text:style-name="T3"><text:tab/><text:tab/></text:span><text:span text:style-name="T2">if</text:span><text:span text:style-name="T3"> </text:span><text:span text:style-name="T1">(</text:span><text:span text:style-name="T4">closes</text:span><text:span text:style-name="T3"> </text:span><text:span text:style-name="T1">==</text:span><text:span text:style-name="T3"> </text:span><text:span text:style-name="T4">w</text:span><text:span text:style-name="T1">.</text:span><text:span text:style-name="T4">length</text:span><text:span text:style-name="T1">)</text:span></text:p>
      <text:p text:style-name="P9"><text:span text:style-name="T3"><text:tab/><text:tab/></text:span><text:span text:style-name="T1">{</text:span></text:p>
      <text:p text:style-name="P9"><text:span text:style-name="T3"><text:tab/><text:tab/><text:tab/></text:span><text:span text:style-name="T4">close</text:span><text:span text:style-name="T3"> </text:span><text:span text:style-name="T1">=</text:span><text:span text:style-name="T3"> </text:span><text:span text:style-name="T2">false</text:span><text:span text:style-name="T1">;</text:span></text:p>
      <text:p text:style-name="P9"/>
      <text:p text:style-name="P9"><text:soft-page-break/><text:span text:style-name="T3"><text:tab/><text:tab/><text:tab/></text:span><text:span text:style-name="T4">closes</text:span><text:span text:style-name="T3"> </text:span><text:span text:style-name="T1">=</text:span><text:span text:style-name="T3"> </text:span><text:span text:style-name="T1">0;</text:span></text:p>
      <text:p text:style-name="P9"/>
      <text:p text:style-name="P9"><text:span text:style-name="T3"><text:tab/><text:tab/><text:tab/></text:span><text:span text:style-name="T1">System.</text:span><text:span text:style-name="T5">out</text:span><text:span text:style-name="T1">.println(</text:span><text:span text:style-name="T6">"--&gt;ABRIMOS EL BANCO"</text:span><text:span text:style-name="T1">);</text:span></text:p>
      <text:p text:style-name="P9"/>
      <text:p text:style-name="P9"><text:span text:style-name="T3"><text:tab/><text:tab/><text:tab/></text:span><text:span text:style-name="T1">notifyAll();</text:span></text:p>
      <text:p text:style-name="P9"><text:span text:style-name="T3"><text:tab/><text:tab/></text:span><text:span text:style-name="T1">}</text:span></text:p>
      <text:p text:style-name="P9"><text:span text:style-name="T3"><text:tab/></text:span><text:span text:style-name="T1">}</text:span></text:p>
      <text:p text:style-name="P8"><text:tab/><text:tab/></text:p>
      <text:p text:style-name="P9"><text:span text:style-name="T3"><text:tab/></text:span><text:span text:style-name="T7">/**</text:span></text:p>
      <text:p text:style-name="P9"><text:span text:style-name="T3"><text:tab/> </text:span><text:span text:style-name="T7">*</text:span><text:span text:style-name="T3"> </text:span><text:span text:style-name="T7">Da</text:span><text:span text:style-name="T3"> </text:span><text:span text:style-name="T7">un</text:span><text:span text:style-name="T3"> </text:span><text:span text:style-name="T7">turno</text:span><text:span text:style-name="T3"> </text:span><text:span text:style-name="T7">a</text:span><text:span text:style-name="T3"> </text:span><text:span text:style-name="T7">un</text:span><text:span text:style-name="T3"> </text:span><text:span text:style-name="T7">cliente</text:span><text:span text:style-name="T3"> </text:span></text:p>
      <text:p text:style-name="P9"><text:span text:style-name="T3"><text:tab/> </text:span><text:span text:style-name="T7">*/</text:span></text:p>
      <text:p text:style-name="P9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int</text:span><text:span text:style-name="T3"> </text:span><text:span text:style-name="T1">getTicket()</text:span></text:p>
      <text:p text:style-name="P9"><text:span text:style-name="T3"><text:tab/></text:span><text:span text:style-name="T1">{</text:span><text:span text:style-name="T3"><text:tab/></text:span></text:p>
      <text:p text:style-name="P9"><text:span text:style-name="T3"><text:tab/><text:tab/></text:span><text:span text:style-name="T2">return</text:span><text:span text:style-name="T3"> </text:span><text:span text:style-name="T1">++</text:span><text:span text:style-name="T4">turn</text:span><text:span text:style-name="T1">;</text:span></text:p>
      <text:p text:style-name="P9"><text:span text:style-name="T3"><text:tab/></text:span><text:span text:style-name="T1">}</text:span></text:p>
      <text:p text:style-name="P8"><text:tab/></text:p>
      <text:p text:style-name="P9"><text:span text:style-name="T3"><text:tab/></text:span><text:span text:style-name="T7">/**</text:span></text:p>
      <text:p text:style-name="P9"><text:span text:style-name="T3"><text:tab/> </text:span><text:span text:style-name="T7">*</text:span><text:span text:style-name="T3"> </text:span><text:span text:style-name="T7">Mira</text:span><text:span text:style-name="T3"> </text:span><text:span text:style-name="T7">el</text:span><text:span text:style-name="T3"> </text:span><text:span text:style-name="T7">turno</text:span><text:span text:style-name="T3"> </text:span><text:span text:style-name="T7">acutal</text:span></text:p>
      <text:p text:style-name="P9"><text:span text:style-name="T3"><text:tab/> </text:span><text:span text:style-name="T7">*/</text:span></text:p>
      <text:p text:style-name="P9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int</text:span><text:span text:style-name="T3"> </text:span><text:span text:style-name="T1">lookTicket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2">return</text:span><text:span text:style-name="T3"> </text:span><text:span text:style-name="T4">currentTurn</text:span><text:span text:style-name="T1">;</text:span></text:p>
      <text:p text:style-name="P9"><text:span text:style-name="T3"><text:tab/></text:span><text:span text:style-name="T1">}</text:span></text:p>
      <text:p text:style-name="P8"><text:tab/></text:p>
      <text:p text:style-name="P9"><text:span text:style-name="T3"><text:tab/></text:span><text:span text:style-name="T7">/**</text:span></text:p>
      <text:p text:style-name="P9"><text:span text:style-name="T3"><text:tab/> </text:span><text:span text:style-name="T7">*</text:span><text:span text:style-name="T3"> </text:span><text:span text:style-name="T7">Actualizamos</text:span><text:span text:style-name="T3"> </text:span><text:span text:style-name="T7">el</text:span><text:span text:style-name="T3"> </text:span><text:span text:style-name="T7">contador</text:span><text:span text:style-name="T3"> </text:span><text:span text:style-name="T7">para</text:span><text:span text:style-name="T3"> </text:span><text:span text:style-name="T7">que</text:span><text:span text:style-name="T3"> </text:span><text:span text:style-name="T7">pueda</text:span><text:span text:style-name="T3"> </text:span><text:span text:style-name="T7">entrar</text:span><text:span text:style-name="T3"> </text:span><text:span text:style-name="T7">uno</text:span><text:span text:style-name="T3"> </text:span><text:span text:style-name="T7">mas</text:span><text:span text:style-name="T3"> </text:span></text:p>
      <text:p text:style-name="P9"><text:span text:style-name="T3"><text:tab/> </text:span><text:span text:style-name="T7">*/</text:span></text:p>
      <text:p text:style-name="P9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void</text:span><text:span text:style-name="T3"> </text:span><text:span text:style-name="T1">nextTurn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1">++</text:span><text:span text:style-name="T4">currentTurn</text:span><text:span text:style-name="T1">;</text:span></text:p>
      <text:p text:style-name="P9"><text:span text:style-name="T3"><text:tab/></text:span><text:span text:style-name="T1">}</text:span></text:p>
      <text:p text:style-name="P8"><text:tab/></text:p>
      <text:p text:style-name="P1">}</text:p>
      <text:p text:style-name="P9"/>
      <text:p text:style-name="P9"><text:span text:style-name="T2">class</text:span><text:span text:style-name="T3"> </text:span><text:span text:style-name="T1">Wicket</text:span></text:p>
      <text:p text:style-name="P1">{</text:p>
      <text:p text:style-name="P9"><text:span text:style-name="T3"><text:tab/></text:span><text:span text:style-name="T2">private</text:span><text:span text:style-name="T3"> </text:span><text:span text:style-name="T2">int</text:span><text:span text:style-name="T3"> </text:span><text:span text:style-name="T4">id</text:span><text:span text:style-name="T1">;</text:span></text:p>
      <text:p text:style-name="P9"/>
      <text:p text:style-name="P9"><text:span text:style-name="T3"><text:tab/></text:span><text:span text:style-name="T2">private</text:span><text:span text:style-name="T3"> </text:span><text:span text:style-name="T2">boolean</text:span><text:span text:style-name="T3"> </text:span><text:span text:style-name="T4">free</text:span><text:span text:style-name="T3"> </text:span><text:span text:style-name="T1">=</text:span><text:span text:style-name="T3"> </text:span><text:span text:style-name="T2">true</text:span><text:span text:style-name="T1">;</text:span></text:p>
      <text:p text:style-name="P9"/>
      <text:p text:style-name="P9"><text:span text:style-name="T3"><text:tab/></text:span><text:span text:style-name="T2">private</text:span><text:span text:style-name="T3"> </text:span><text:span text:style-name="T2">boolean</text:span><text:span text:style-name="T3"> </text:span><text:span text:style-name="T4">needMoney</text:span><text:span text:style-name="T3"> </text:span><text:span text:style-name="T1">=</text:span><text:span text:style-name="T3"> </text:span><text:span text:style-name="T2">false</text:span><text:span text:style-name="T1">;</text:span></text:p>
      <text:p text:style-name="P9"/>
      <text:p text:style-name="P9"><text:span text:style-name="T3"><text:tab/></text:span><text:span text:style-name="T2">private</text:span><text:span text:style-name="T3"> </text:span><text:span text:style-name="T1">Bank</text:span><text:span text:style-name="T3"> </text:span><text:span text:style-name="T4">bank</text:span><text:span text:style-name="T1">;</text:span></text:p>
      <text:p text:style-name="P9"/>
      <text:p text:style-name="P9"><text:span text:style-name="T3"><text:tab/></text:span><text:span text:style-name="T1">Wicket(</text:span><text:span text:style-name="T2">int</text:span><text:span text:style-name="T3"> </text:span><text:span text:style-name="T1">id,</text:span><text:span text:style-name="T3"> </text:span><text:span text:style-name="T1">Bank</text:span><text:span text:style-name="T3"> </text:span><text:span text:style-name="T1">bank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2">this</text:span><text:span text:style-name="T1">.</text:span><text:span text:style-name="T4">id</text:span><text:span text:style-name="T3"> </text:span><text:span text:style-name="T1">=</text:span><text:span text:style-name="T3"> </text:span><text:span text:style-name="T1">id;</text:span></text:p>
      <text:p text:style-name="P9"><text:span text:style-name="T3"><text:tab/><text:tab/></text:span><text:span text:style-name="T2">this</text:span><text:span text:style-name="T1">.</text:span><text:span text:style-name="T4">bank</text:span><text:span text:style-name="T3"> </text:span><text:span text:style-name="T1">=</text:span><text:span text:style-name="T3"> </text:span><text:span text:style-name="T1">bank;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2">public</text:span><text:span text:style-name="T3"> </text:span><text:span text:style-name="T2">void</text:span><text:span text:style-name="T3"> </text:span><text:span text:style-name="T1">get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4">free</text:span><text:span text:style-name="T3"> </text:span><text:span text:style-name="T1">=</text:span><text:span text:style-name="T3"> </text:span><text:span text:style-name="T2">false</text:span><text:span text:style-name="T1">;</text:span></text:p>
      <text:p text:style-name="P9"><text:span text:style-name="T3"><text:tab/><text:tab/></text:span><text:span text:style-name="T1">System.</text:span><text:span text:style-name="T5">out</text:span><text:span text:style-name="T1">.println(</text:span><text:span text:style-name="T6">"Ventana "</text:span><text:span text:style-name="T3"> </text:span><text:span text:style-name="T1">+</text:span><text:span text:style-name="T3"> </text:span><text:span text:style-name="T4">id</text:span><text:span text:style-name="T3"> </text:span><text:span text:style-name="T1">+</text:span><text:span text:style-name="T3"> </text:span><text:span text:style-name="T6">" en uso"</text:span><text:span text:style-name="T1">);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2">public</text:span><text:span text:style-name="T3"> </text:span><text:span text:style-name="T2">void</text:span><text:span text:style-name="T3"> </text:span><text:span text:style-name="T1">setFree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4">free</text:span><text:span text:style-name="T3"> </text:span><text:span text:style-name="T1">=</text:span><text:span text:style-name="T3"> </text:span><text:span text:style-name="T2">true</text:span><text:span text:style-name="T1">;</text:span></text:p>
      <text:p text:style-name="P9"><text:soft-page-break/></text:p>
      <text:p text:style-name="P9"><text:span text:style-name="T3"><text:tab/><text:tab/></text:span><text:span text:style-name="T1">System.</text:span><text:span text:style-name="T5">out</text:span><text:span text:style-name="T1">.println(</text:span><text:span text:style-name="T6">"Ventana "</text:span><text:span text:style-name="T3"> </text:span><text:span text:style-name="T1">+</text:span><text:span text:style-name="T3"> </text:span><text:span text:style-name="T4">id</text:span><text:span text:style-name="T3"> </text:span><text:span text:style-name="T1">+</text:span><text:span text:style-name="T3"> </text:span><text:span text:style-name="T6">" libre"</text:span><text:span text:style-name="T1">);</text:span></text:p>
      <text:p text:style-name="P9"/>
      <text:p text:style-name="P9"><text:span text:style-name="T3"><text:tab/><text:tab/></text:span><text:span text:style-name="T4">bank</text:span><text:span text:style-name="T1">.nextTurn();</text:span></text:p>
      <text:p text:style-name="P8"><text:tab/><text:tab/></text:p>
      <text:p text:style-name="P9"><text:span text:style-name="T3"><text:tab/><text:tab/></text:span><text:span text:style-name="T4">bank</text:span><text:span text:style-name="T1">.synBank1();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7">/**</text:span></text:p>
      <text:p text:style-name="P9"><text:span text:style-name="T3"><text:tab/> </text:span><text:span text:style-name="T7">*</text:span><text:span text:style-name="T3"> </text:span><text:span text:style-name="T7">Realiza</text:span><text:span text:style-name="T3"> </text:span><text:span text:style-name="T7">la</text:span><text:span text:style-name="T3"> </text:span><text:span text:style-name="T7">retirada</text:span><text:span text:style-name="T3"> </text:span><text:span text:style-name="T7">de</text:span><text:span text:style-name="T3"> </text:span><text:span text:style-name="T7">efectivo</text:span><text:span text:style-name="T3"> </text:span><text:span text:style-name="T7">del</text:span><text:span text:style-name="T3"> </text:span><text:span text:style-name="T7">banco</text:span><text:span text:style-name="T3"> </text:span><text:span text:style-name="T7">y</text:span><text:span text:style-name="T3"> </text:span><text:span text:style-name="T7">si</text:span><text:span text:style-name="T3"> </text:span><text:span text:style-name="T7">surgen</text:span><text:span text:style-name="T3"> </text:span><text:span text:style-name="T7">problemas</text:span><text:span text:style-name="T3"> </text:span><text:span text:style-name="T7">se</text:span></text:p>
      <text:p text:style-name="P9"><text:span text:style-name="T3"><text:tab/> </text:span><text:span text:style-name="T7">*</text:span><text:span text:style-name="T3"> </text:span><text:span text:style-name="T7">encarga</text:span><text:span text:style-name="T3"> </text:span><text:span text:style-name="T7">de</text:span><text:span text:style-name="T3"> </text:span><text:span text:style-name="T7">echar</text:span><text:span text:style-name="T3"> </text:span><text:span text:style-name="T7">al</text:span><text:span text:style-name="T3"> </text:span><text:span text:style-name="T7">cliente</text:span><text:span text:style-name="T3"> </text:span><text:span text:style-name="T7">de</text:span><text:span text:style-name="T3"> </text:span><text:span text:style-name="T7">su</text:span><text:span text:style-name="T3"> </text:span><text:span text:style-name="T7">ventanilla</text:span></text:p>
      <text:p text:style-name="P9"><text:span text:style-name="T3"><text:tab/> </text:span><text:span text:style-name="T7">*</text:span><text:span text:style-name="T3"> </text:span></text:p>
      <text:p text:style-name="P9"><text:span text:style-name="T3"><text:tab/> </text:span><text:span text:style-name="T7">*</text:span><text:span text:style-name="T3"> </text:span><text:span text:style-name="T8">@param</text:span><text:span text:style-name="T3"> </text:span><text:span text:style-name="T7">cash</text:span></text:p>
      <text:p text:style-name="P9"><text:span text:style-name="T3"><text:tab/> </text:span><text:span text:style-name="T7">*</text:span><text:span text:style-name="T3"> <text:s text:c="11"/></text:span><text:span text:style-name="T7">dinero</text:span><text:span text:style-name="T3"> </text:span><text:span text:style-name="T7">a</text:span><text:span text:style-name="T3"> </text:span><text:span text:style-name="T7">retirar</text:span></text:p>
      <text:p text:style-name="P9"><text:span text:style-name="T3"><text:tab/> </text:span><text:span text:style-name="T7">*</text:span><text:span text:style-name="T3"> </text:span><text:span text:style-name="T8">@throws</text:span><text:span text:style-name="T3"> </text:span><text:span text:style-name="T7">Busy</text:span></text:p>
      <text:p text:style-name="P9"><text:span text:style-name="T3"><text:tab/> </text:span><text:span text:style-name="T7">*</text:span><text:span text:style-name="T3"> <text:s text:c="12"/></text:span><text:span text:style-name="T7">Excepcion</text:span><text:span text:style-name="T3"> </text:span><text:span text:style-name="T7">que</text:span><text:span text:style-name="T3"> </text:span><text:span text:style-name="T7">marca</text:span><text:span text:style-name="T3"> </text:span><text:span text:style-name="T7">que</text:span><text:span text:style-name="T3"> </text:span><text:span text:style-name="T7">ese</text:span><text:span text:style-name="T3"> </text:span><text:span text:style-name="T7">cliente</text:span><text:span text:style-name="T3"> </text:span><text:span text:style-name="T7">ha</text:span><text:span text:style-name="T3"> </text:span><text:span text:style-name="T7">de</text:span><text:span text:style-name="T3"> </text:span><text:span text:style-name="T7">salir</text:span><text:span text:style-name="T3"> </text:span><text:span text:style-name="T7">del</text:span><text:span text:style-name="T3"> </text:span><text:span text:style-name="T7">banco</text:span></text:p>
      <text:p text:style-name="P9"><text:span text:style-name="T3"><text:tab/> </text:span><text:span text:style-name="T7">*/</text:span></text:p>
      <text:p text:style-name="P9"><text:span text:style-name="T3"><text:tab/></text:span><text:span text:style-name="T2">public</text:span><text:span text:style-name="T3"> </text:span><text:span text:style-name="T2">void</text:span><text:span text:style-name="T3"> </text:span><text:span text:style-name="T1">opOutCome(</text:span><text:span text:style-name="T2">int</text:span><text:span text:style-name="T3"> </text:span><text:span text:style-name="T1">cash)</text:span><text:span text:style-name="T3"> </text:span><text:span text:style-name="T2">throws</text:span><text:span text:style-name="T3"> </text:span><text:span text:style-name="T1">Busy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4">needMoney</text:span><text:span text:style-name="T3"> </text:span><text:span text:style-name="T1">=</text:span><text:span text:style-name="T3"> </text:span><text:span text:style-name="T2">true</text:span><text:span text:style-name="T1">;</text:span></text:p>
      <text:p text:style-name="P9"/>
      <text:p text:style-name="P9"><text:span text:style-name="T3"><text:tab/><text:tab/></text:span><text:span text:style-name="T1">System.</text:span><text:span text:style-name="T5">out</text:span><text:span text:style-name="T1">.println(</text:span><text:span text:style-name="T6">"Ventana "</text:span><text:span text:style-name="T3"> </text:span><text:span text:style-name="T1">+</text:span><text:span text:style-name="T3"> </text:span><text:span text:style-name="T4">id</text:span><text:span text:style-name="T3"> </text:span><text:span text:style-name="T1">+</text:span><text:span text:style-name="T3"> </text:span><text:span text:style-name="T6">" desean retirar "</text:span><text:span text:style-name="T3"> </text:span><text:span text:style-name="T1">+</text:span><text:span text:style-name="T3"> </text:span><text:span text:style-name="T1">cash</text:span><text:span text:style-name="T3"> </text:span><text:span text:style-name="T1">+</text:span><text:span text:style-name="T3"> </text:span><text:span text:style-name="T6">"€"</text:span><text:span text:style-name="T1">);</text:span></text:p>
      <text:p text:style-name="P9"/>
      <text:p text:style-name="P9"><text:span text:style-name="T3"><text:tab/><text:tab/></text:span><text:span text:style-name="T2">try</text:span></text:p>
      <text:p text:style-name="P9"><text:span text:style-name="T3"><text:tab/><text:tab/></text:span><text:span text:style-name="T1">{</text:span></text:p>
      <text:p text:style-name="P9"><text:span text:style-name="T3"><text:tab/><text:tab/><text:tab/></text:span><text:span text:style-name="T4">bank</text:span><text:span text:style-name="T1">.</text:span><text:span text:style-name="T4">a</text:span><text:span text:style-name="T1">.outcome(cash);</text:span></text:p>
      <text:p text:style-name="P9"><text:span text:style-name="T3"><text:tab/><text:tab/></text:span><text:span text:style-name="T1">}</text:span></text:p>
      <text:p text:style-name="P9"><text:span text:style-name="T3"><text:tab/><text:tab/></text:span><text:span text:style-name="T2">catch</text:span><text:span text:style-name="T3"> </text:span><text:span text:style-name="T1">(Busy</text:span><text:span text:style-name="T3"> </text:span><text:span text:style-name="T1">b)</text:span></text:p>
      <text:p text:style-name="P9"><text:span text:style-name="T3"><text:tab/><text:tab/></text:span><text:span text:style-name="T1">{</text:span></text:p>
      <text:p text:style-name="P9"><text:span text:style-name="T3"><text:tab/><text:tab/><text:tab/></text:span><text:span text:style-name="T1">System.</text:span><text:span text:style-name="T5">out</text:span><text:span text:style-name="T1">.println(</text:span><text:span text:style-name="T6">"Ventana "</text:span><text:span text:style-name="T3"> </text:span><text:span text:style-name="T1">+</text:span><text:span text:style-name="T3"> </text:span><text:span text:style-name="T4">id</text:span><text:span text:style-name="T3"> </text:span><text:span text:style-name="T1">+</text:span><text:span text:style-name="T3"> </text:span><text:span text:style-name="T6">" no han podido retirar "</text:span></text:p>
      <text:p text:style-name="P9"><text:span text:style-name="T3"><text:tab/><text:tab/><text:tab/><text:tab/><text:tab/></text:span><text:span text:style-name="T1">+</text:span><text:span text:style-name="T3"> </text:span><text:span text:style-name="T1">cash</text:span><text:span text:style-name="T3"> </text:span><text:span text:style-name="T1">+</text:span><text:span text:style-name="T3"> </text:span><text:span text:style-name="T6">"€"</text:span><text:span text:style-name="T1">);</text:span></text:p>
      <text:p text:style-name="P9"/>
      <text:p text:style-name="P9"><text:span text:style-name="T3"><text:tab/><text:tab/><text:tab/></text:span><text:span text:style-name="T4">bank</text:span><text:span text:style-name="T1">.synBank();</text:span></text:p>
      <text:p text:style-name="P9"><text:span text:style-name="T3"><text:tab/><text:tab/><text:tab/></text:span><text:span text:style-name="T2">throw</text:span><text:span text:style-name="T3"> </text:span><text:span text:style-name="T1">b;</text:span></text:p>
      <text:p text:style-name="P9"><text:span text:style-name="T3"><text:tab/><text:tab/></text:span><text:span text:style-name="T1">}</text:span></text:p>
      <text:p text:style-name="P9"><text:span text:style-name="T3"><text:tab/><text:tab/></text:span><text:span text:style-name="T2">finally</text:span></text:p>
      <text:p text:style-name="P9"><text:span text:style-name="T3"><text:tab/><text:tab/></text:span><text:span text:style-name="T1">{</text:span></text:p>
      <text:p text:style-name="P9"><text:span text:style-name="T3"><text:tab/><text:tab/><text:tab/></text:span><text:span text:style-name="T4">needMoney</text:span><text:span text:style-name="T3"> </text:span><text:span text:style-name="T1">=</text:span><text:span text:style-name="T3"> </text:span><text:span text:style-name="T2">false</text:span><text:span text:style-name="T1">;</text:span></text:p>
      <text:p text:style-name="P9"><text:span text:style-name="T3"><text:tab/><text:tab/></text:span><text:span text:style-name="T1">}</text:span></text:p>
      <text:p text:style-name="P9"><text:span text:style-name="T3"><text:tab/><text:tab/></text:span><text:span text:style-name="T1">System.</text:span><text:span text:style-name="T5">out</text:span><text:span text:style-name="T1">.println(</text:span><text:span text:style-name="T6">"Ventana "</text:span><text:span text:style-name="T3"> </text:span><text:span text:style-name="T1">+</text:span><text:span text:style-name="T3"> </text:span><text:span text:style-name="T4">id</text:span><text:span text:style-name="T3"> </text:span><text:span text:style-name="T1">+</text:span><text:span text:style-name="T3"> </text:span><text:span text:style-name="T6">" se ha retirado "</text:span><text:span text:style-name="T3"> </text:span><text:span text:style-name="T1">+</text:span><text:span text:style-name="T3"> </text:span><text:span text:style-name="T1">cash</text:span></text:p>
      <text:p text:style-name="P9"><text:span text:style-name="T3"><text:tab/><text:tab/><text:tab/><text:tab/></text:span><text:span text:style-name="T1">+</text:span><text:span text:style-name="T3"> </text:span><text:span text:style-name="T6">"€ con exito"</text:span><text:span text:style-name="T1">);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2">public</text:span><text:span text:style-name="T3"> </text:span><text:span text:style-name="T2">void</text:span><text:span text:style-name="T3"> </text:span><text:span text:style-name="T1">opInCome(</text:span><text:span text:style-name="T2">int</text:span><text:span text:style-name="T3"> </text:span><text:span text:style-name="T1">cash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4">bank</text:span><text:span text:style-name="T1">.</text:span><text:span text:style-name="T4">a</text:span><text:span text:style-name="T1">.income(cash);</text:span></text:p>
      <text:p text:style-name="P9"/>
      <text:p text:style-name="P9"><text:span text:style-name="T3"><text:tab/><text:tab/></text:span><text:span text:style-name="T1">System.</text:span><text:span text:style-name="T5">out</text:span><text:span text:style-name="T1">.println(</text:span><text:span text:style-name="T6">"Ventana "</text:span><text:span text:style-name="T3"> </text:span><text:span text:style-name="T1">+</text:span><text:span text:style-name="T3"> </text:span><text:span text:style-name="T4">id</text:span><text:span text:style-name="T3"> </text:span><text:span text:style-name="T1">+</text:span><text:span text:style-name="T3"> </text:span><text:span text:style-name="T6">" ingreso de "</text:span><text:span text:style-name="T3"> </text:span><text:span text:style-name="T1">+</text:span><text:span text:style-name="T3"> </text:span><text:span text:style-name="T1">cash</text:span><text:span text:style-name="T3"> </text:span><text:span text:style-name="T1">+</text:span><text:span text:style-name="T3"> </text:span><text:span text:style-name="T6">" €"</text:span><text:span text:style-name="T1">);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2">public</text:span><text:span text:style-name="T3"> </text:span><text:span text:style-name="T2">boolean</text:span><text:span text:style-name="T3"> </text:span><text:span text:style-name="T1">isFree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2">return</text:span><text:span text:style-name="T3"> </text:span><text:span text:style-name="T4">free</text:span><text:span text:style-name="T1">;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2">public</text:span><text:span text:style-name="T3"> </text:span><text:span text:style-name="T2">boolean</text:span><text:span text:style-name="T3"> </text:span><text:span text:style-name="T1">needingMoney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2">return</text:span><text:span text:style-name="T3"> </text:span><text:span text:style-name="T4">needMoney</text:span><text:span text:style-name="T1">;</text:span></text:p>
      <text:p text:style-name="P9"><text:span text:style-name="T3"><text:tab/></text:span><text:span text:style-name="T1">}</text:span></text:p>
      <text:p text:style-name="P9"><text:soft-page-break/></text:p>
      <text:p text:style-name="P9"><text:span text:style-name="T3"><text:tab/></text:span><text:span text:style-name="T2">public</text:span><text:span text:style-name="T3"> </text:span><text:span text:style-name="T2">int</text:span><text:span text:style-name="T3"> </text:span><text:span text:style-name="T1">getID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2">return</text:span><text:span text:style-name="T3"> </text:span><text:span text:style-name="T4">id</text:span><text:span text:style-name="T1">;</text:span></text:p>
      <text:p text:style-name="P9"><text:span text:style-name="T3"><text:tab/></text:span><text:span text:style-name="T1">}</text:span></text:p>
      <text:p text:style-name="P9"/>
      <text:p text:style-name="P1">}</text:p>
      <text:p text:style-name="P1"/>
      <text:p text:style-name="P9"><text:span text:style-name="T2">class</text:span><text:span text:style-name="T3"> </text:span><text:span text:style-name="T1">Account</text:span></text:p>
      <text:p text:style-name="P1">{</text:p>
      <text:p text:style-name="P9"><text:span text:style-name="T3"><text:tab/></text:span><text:span text:style-name="T2">private</text:span><text:span text:style-name="T3"> </text:span><text:span text:style-name="T2">int</text:span><text:span text:style-name="T3"> </text:span><text:span text:style-name="T4">balance</text:span><text:span text:style-name="T1">;</text:span></text:p>
      <text:p text:style-name="P9"/>
      <text:p text:style-name="P9"><text:span text:style-name="T3"><text:tab/></text:span><text:span text:style-name="T2">private</text:span><text:span text:style-name="T3"> </text:span><text:span text:style-name="T1">Bank</text:span><text:span text:style-name="T3"> </text:span><text:span text:style-name="T4">bank</text:span><text:span text:style-name="T1">;</text:span></text:p>
      <text:p text:style-name="P9"/>
      <text:p text:style-name="P9"><text:span text:style-name="T3"><text:tab/></text:span><text:span text:style-name="T1">Account(</text:span><text:span text:style-name="T2">int</text:span><text:span text:style-name="T3"> </text:span><text:span text:style-name="T1">cash,</text:span><text:span text:style-name="T3"> </text:span><text:span text:style-name="T1">Bank</text:span><text:span text:style-name="T3"> </text:span><text:span text:style-name="T1">bank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2">this</text:span><text:span text:style-name="T1">.</text:span><text:span text:style-name="T4">balance</text:span><text:span text:style-name="T3"> </text:span><text:span text:style-name="T1">=</text:span><text:span text:style-name="T3"> </text:span><text:span text:style-name="T1">cash;</text:span></text:p>
      <text:p text:style-name="P9"><text:span text:style-name="T3"><text:tab/><text:tab/></text:span><text:span text:style-name="T2">this</text:span><text:span text:style-name="T1">.</text:span><text:span text:style-name="T4">bank</text:span><text:span text:style-name="T3"> </text:span><text:span text:style-name="T1">=</text:span><text:span text:style-name="T3"> </text:span><text:span text:style-name="T1">bank;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void</text:span><text:span text:style-name="T3"> </text:span><text:span text:style-name="T1">income(</text:span><text:span text:style-name="T2">int</text:span><text:span text:style-name="T3"> </text:span><text:span text:style-name="T1">cash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4">balance</text:span><text:span text:style-name="T3"> </text:span><text:span text:style-name="T1">+=</text:span><text:span text:style-name="T3"> </text:span><text:span text:style-name="T1">cash;</text:span></text:p>
      <text:p text:style-name="P9"><text:span text:style-name="T3"><text:tab/><text:tab/></text:span><text:span text:style-name="T1">notifyAll();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void</text:span><text:span text:style-name="T3"> </text:span><text:span text:style-name="T1">outcome(</text:span><text:span text:style-name="T2">int</text:span><text:span text:style-name="T3"> </text:span><text:span text:style-name="T1">cash)</text:span><text:span text:style-name="T3"> </text:span><text:span text:style-name="T2">throws</text:span><text:span text:style-name="T3"> </text:span><text:span text:style-name="T1">Busy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2">while</text:span><text:span text:style-name="T3"> </text:span><text:span text:style-name="T1">(</text:span><text:span text:style-name="T4">balance</text:span><text:span text:style-name="T3"> </text:span><text:span text:style-name="T1">&lt;</text:span><text:span text:style-name="T3"> </text:span><text:span text:style-name="T1">cash)</text:span></text:p>
      <text:p text:style-name="P9"><text:span text:style-name="T3"><text:tab/><text:tab/></text:span><text:span text:style-name="T1">{</text:span><text:span text:style-name="T3"><text:tab/><text:tab/><text:tab/></text:span></text:p>
      <text:p text:style-name="P9"><text:span text:style-name="T3"><text:tab/><text:tab/><text:tab/></text:span><text:span text:style-name="T4">bank</text:span><text:span text:style-name="T1">.needCash();</text:span></text:p>
      <text:p text:style-name="P8"><text:tab/><text:tab/><text:tab/></text:p>
      <text:p text:style-name="P9"><text:span text:style-name="T3"><text:tab/><text:tab/><text:tab/></text:span><text:span text:style-name="T2">if</text:span><text:span text:style-name="T3"> </text:span><text:span text:style-name="T1">(</text:span><text:span text:style-name="T4">bank</text:span><text:span text:style-name="T1">.gotoClose())</text:span></text:p>
      <text:p text:style-name="P9"><text:span text:style-name="T3"><text:tab/><text:tab/><text:tab/></text:span><text:span text:style-name="T1">{</text:span></text:p>
      <text:p text:style-name="P9"><text:span text:style-name="T3"><text:tab/><text:tab/><text:tab/><text:tab/></text:span><text:span text:style-name="T4">bank</text:span><text:span text:style-name="T1">.closedClient();</text:span></text:p>
      <text:p text:style-name="P9"/>
      <text:p text:style-name="P9"><text:span text:style-name="T3"><text:tab/><text:tab/><text:tab/><text:tab/></text:span><text:span text:style-name="T1">System.</text:span><text:span text:style-name="T5">out</text:span><text:span text:style-name="T1">.println(</text:span><text:span text:style-name="T6">"EL BANCO ESTA CERRADO"</text:span><text:span text:style-name="T1">);</text:span></text:p>
      <text:p text:style-name="P9"/>
      <text:p text:style-name="P9"><text:span text:style-name="T3"><text:tab/><text:tab/><text:tab/><text:tab/></text:span><text:span text:style-name="T2">throw</text:span><text:span text:style-name="T3"> </text:span><text:span text:style-name="T4">bank</text:span><text:span text:style-name="T1">.</text:span><text:span text:style-name="T2">new</text:span><text:span text:style-name="T3"> </text:span><text:span text:style-name="T1">Busy();</text:span></text:p>
      <text:p text:style-name="P9"><text:span text:style-name="T3"><text:tab/><text:tab/><text:tab/></text:span><text:span text:style-name="T1">}</text:span><text:span text:style-name="T3"><text:tab/><text:tab/><text:tab/></text:span></text:p>
      <text:p text:style-name="P9"/>
      <text:p text:style-name="P9"><text:span text:style-name="T3"><text:tab/><text:tab/><text:tab/></text:span><text:span text:style-name="T2">try</text:span></text:p>
      <text:p text:style-name="P9"><text:span text:style-name="T3"><text:tab/><text:tab/><text:tab/></text:span><text:span text:style-name="T1">{</text:span></text:p>
      <text:p text:style-name="P9"><text:span text:style-name="T3"><text:tab/><text:tab/><text:tab/><text:tab/></text:span><text:span text:style-name="T1">wait();</text:span></text:p>
      <text:p text:style-name="P9"><text:span text:style-name="T3"><text:tab/><text:tab/><text:tab/></text:span><text:span text:style-name="T1">}</text:span></text:p>
      <text:p text:style-name="P9"><text:span text:style-name="T3"><text:tab/><text:tab/><text:tab/></text:span><text:span text:style-name="T2">catch</text:span><text:span text:style-name="T3"> </text:span><text:span text:style-name="T1">(InterruptedException</text:span><text:span text:style-name="T3"> </text:span><text:span text:style-name="T1">e)</text:span></text:p>
      <text:p text:style-name="P9"><text:span text:style-name="T3"><text:tab/><text:tab/><text:tab/></text:span><text:span text:style-name="T1">{</text:span></text:p>
      <text:p text:style-name="P9"><text:span text:style-name="T3"><text:tab/><text:tab/><text:tab/><text:tab/></text:span><text:span text:style-name="T1">e.printStackTrace();</text:span></text:p>
      <text:p text:style-name="P9"><text:span text:style-name="T3"><text:tab/><text:tab/><text:tab/></text:span><text:span text:style-name="T1">}</text:span></text:p>
      <text:p text:style-name="P9"><text:span text:style-name="T3"><text:tab/><text:tab/></text:span><text:span text:style-name="T1">}</text:span></text:p>
      <text:p text:style-name="P9"/>
      <text:p text:style-name="P9"><text:span text:style-name="T3"><text:tab/><text:tab/></text:span><text:span text:style-name="T4">balance</text:span><text:span text:style-name="T3"> </text:span><text:span text:style-name="T1">-=</text:span><text:span text:style-name="T3"> </text:span><text:span text:style-name="T1">cash;</text:span></text:p>
      <text:p text:style-name="P9"><text:span text:style-name="T3"><text:tab/></text:span><text:span text:style-name="T1">}</text:span></text:p>
      <text:p text:style-name="P9"/>
      <text:p text:style-name="P9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void</text:span><text:span text:style-name="T3"> </text:span><text:span text:style-name="T1">freezeAccount()</text:span></text:p>
      <text:p text:style-name="P9"><text:span text:style-name="T3"><text:tab/></text:span><text:span text:style-name="T1">{</text:span></text:p>
      <text:p text:style-name="P9"><text:span text:style-name="T3"><text:tab/><text:tab/></text:span><text:span text:style-name="T1">notifyAll();</text:span></text:p>
      <text:p text:style-name="P9"><text:span text:style-name="T3"><text:tab/></text:span><text:span text:style-name="T1">}</text:span></text:p>
      <text:p text:style-name="P1">}</text:p>
      <text:section text:style-name="Sect1" text:name="Sección1">
        <text:p text:style-name="P6"><text:soft-page-break/>--&gt;EL BANCO ESTA CERRADO</text:p>
        <text:p text:style-name="P6">EL BANCO ESTA CERRADO</text:p>
        <text:p text:style-name="P6">Ventana 0 en uso</text:p>
        <text:p text:style-name="P6">Soy el cliente 4 y estoy en la ventana 0</text:p>
        <text:p text:style-name="P6">Soy el cliente 4 y deseo retirar 14</text:p>
        <text:p text:style-name="P6">Ventana 0 desean retirar 14€</text:p>
        <text:p text:style-name="P6">Ventana 0 se ha retirado 14€ con exito</text:p>
        <text:p text:style-name="P6">Ventana 2 no han podido retirar 27€</text:p>
        <text:p text:style-name="P6">Ventana 1 en uso</text:p>
        <text:p text:style-name="P6">Ventana 3 en uso</text:p>
        <text:p text:style-name="P6">Soy el cliente 3 y estoy en la ventana 1</text:p>
        <text:p text:style-name="P6">Soy el cliente 5 y estoy en la ventana 3</text:p>
        <text:p text:style-name="P6">Soy el cliente 3 y deseo ingresar 5</text:p>
        <text:p text:style-name="P6">Soy el cliente 5 y deseo ingresar 99</text:p>
        <text:p text:style-name="P6">Ventana 1 ingreso de 5 €</text:p>
        <text:p text:style-name="P6">Ventana 3 ingreso de 99 €</text:p>
        <text:p text:style-name="P6">Ventana 4 en uso</text:p>
        <text:p text:style-name="P6">Soy el cliente 8 y estoy en la ventana 4</text:p>
        <text:p text:style-name="P6">Ventana 5 en uso</text:p>
        <text:p text:style-name="P6">Soy el cliente 8 y deseo ingresar 99</text:p>
        <text:p text:style-name="P6">Soy el cliente 6 y estoy en la ventana 5</text:p>
        <text:p text:style-name="P6">Ventana 4 ingreso de 99 €</text:p>
        <text:p text:style-name="P6">Soy el cliente 6 y deseo ingresar 99</text:p>
        <text:p text:style-name="P6">Ventana 5 ingreso de 99 €</text:p>
        <text:p text:style-name="P6">Ventana 6 en uso</text:p>
        <text:p text:style-name="P6">Soy el cliente 7 y estoy en la ventana 6</text:p>
        <text:p text:style-name="P6">Soy el cliente 7 y deseo retirar 88</text:p>
        <text:p text:style-name="P6">Ventana 6 desean retirar 88€</text:p>
        <text:p text:style-name="P6">Ventana 6 se ha retirado 88€ con exito</text:p>
        <text:p text:style-name="P6">Soy el cliente 2 y me voy de la ventana 2</text:p>
        <text:p text:style-name="P6">Ventana 2 libre</text:p>
        <text:p text:style-name="P6">Ventana 2 en uso</text:p>
        <text:p text:style-name="P6">Soy el cliente 9 y estoy en la ventana 2</text:p>
        <text:p text:style-name="P6">Soy el cliente 9 y deseo retirar 30</text:p>
        <text:p text:style-name="P6">Ventana 2 desean retirar 30€</text:p>
        <text:p text:style-name="P6">Ventana 2 se ha retirado 30€ con exito</text:p>
        <text:p text:style-name="P6">Soy el cliente 3 y deseo retirar 83</text:p>
        <text:p text:style-name="P6">Ventana 1 desean retirar 83€</text:p>
        <text:p text:style-name="P6">Ventana 1 se ha retirado 83€ con exito</text:p>
        <text:p text:style-name="P6">Soy el cliente 7 y deseo ingresar 95</text:p>
        <text:p text:style-name="P6">Ventana 6 ingreso de 95 €</text:p>
        <text:p text:style-name="P6">Soy el cliente 3 y deseo ingresar 42</text:p>
        <text:p text:style-name="P6">Ventana 1 ingreso de 42 €</text:p>
        <text:p text:style-name="P6">Soy el cliente 5 y deseo retirar 14</text:p>
        <text:p text:style-name="P6">Ventana 3 desean retirar 14€</text:p>
        <text:p text:style-name="P6">Ventana 3 se ha retirado 14€ con exito</text:p>
        <text:p text:style-name="P6">Soy el cliente 6 y deseo retirar 14</text:p>
        <text:p text:style-name="P6">Ventana 5 desean retirar 14€</text:p>
        <text:p text:style-name="P6">Ventana 5 se ha retirado 14€ con exito</text:p>
        <text:p text:style-name="P6">Soy el cliente 8 y deseo retirar 14</text:p>
        <text:p text:style-name="P6">Ventana 4 desean retirar 14€</text:p>
        <text:p text:style-name="P6">Ventana 4 se ha retirado 14€ con exito</text:p>
        <text:p text:style-name="P6">Soy el cliente 9 y deseo retirar 42</text:p>
        <text:p text:style-name="P6">Ventana 2 desean retirar 42€</text:p>
        <text:p text:style-name="P6">Ventana 2 se ha retirado 42€ con exito</text:p>
        <text:p text:style-name="P6">Soy el cliente 4 y deseo retirar 4</text:p>
        <text:p text:style-name="P6">Ventana 0 desean retirar 4€</text:p>
        <text:p text:style-name="P6">Ventana 0 se ha retirado 4€ con exito</text:p>
        <text:p text:style-name="P6">Soy el cliente 7 y deseo retirar 10</text:p>
        <text:p text:style-name="P6">Ventana 6 desean retirar 10€</text:p>
        <text:p text:style-name="P6">Ventana 6 se ha retirado 10€ con exito</text:p>
        <text:p text:style-name="P6">Soy el cliente 7 y deseo retirar 35</text:p>
        <text:p text:style-name="P6">Ventana 6 desean retirar 35€</text:p>
        <text:p text:style-name="P6">Ventana 6 se ha retirado 35€ con exito</text:p>
        <text:p text:style-name="P6">Soy el cliente 4 y deseo retirar 16</text:p>
        <text:p text:style-name="P6">Ventana 0 desean retirar 16€</text:p>
        <text:p text:style-name="P6">Ventana 0 se ha retirado 16€ con exito</text:p>
        <text:p text:style-name="P6">Soy el cliente 9 y deseo retirar 51</text:p>
        <text:p text:style-name="P6">Ventana 2 desean retirar 51€</text:p>
        <text:p text:style-name="P6">Ventana 2 se ha retirado 51€ con exito</text:p>
        <text:p text:style-name="P6">Soy el cliente 4 y deseo ingresar 56</text:p>
        <text:p text:style-name="P6">Ventana 0 ingreso de 56 €</text:p>
        <text:p text:style-name="P6">Soy el cliente 5 y deseo ingresar 34</text:p>
        <text:p text:style-name="P6">Soy el cliente 6 y deseo ingresar 34</text:p>
        <text:p text:style-name="P6">Ventana 3 ingreso de 34 €</text:p>
        <text:p text:style-name="P6">Ventana 5 ingreso de 34 €</text:p>
        <text:p text:style-name="P6">Soy el cliente 8 y deseo ingresar 34</text:p>
        <text:p text:style-name="P6">Ventana 4 ingreso de 34 €</text:p>
        <text:p text:style-name="P6">Soy el cliente 3 y deseo retirar 52</text:p>
        <text:p text:style-name="P6">Ventana 1 desean retirar 52€</text:p>
        <text:p text:style-name="P6">Ventana 1 se ha retirado 52€ con exito</text:p>
        <text:p text:style-name="P6">Soy el cliente 4 y deseo retirar 97</text:p>
        <text:p text:style-name="P6">Ventana 0 desean retirar 97€</text:p>
        <text:p text:style-name="P6">Ventana 0 se ha retirado 97€ con exito</text:p>
        <text:p text:style-name="P6">Soy el cliente 7 y deseo retirar 75</text:p>
        <text:p text:style-name="P6">Ventana 6 desean retirar 75€</text:p>
        <text:p text:style-name="P6">Soy el cliente 6 y deseo retirar 43</text:p>
        <text:p text:style-name="P6">Soy el cliente 5 y deseo retirar 43</text:p>
        <text:p text:style-name="P6">Ventana 5 desean retirar 43€</text:p>
        <text:p text:style-name="P6">Ventana 3 desean retirar 43€</text:p>
        <text:p text:style-name="P6">Ventana 5 se ha retirado 43€ con éxito</text:p>
        <text:p text:style-name="P6">-------------------------------------------</text:p>
        <text:p text:style-name="P6">Soy el cliente 8 y deseo retirar 43</text:p>
        <text:p text:style-name="P6">Ventana 4 desean retirar 43€</text:p>
        <text:p text:style-name="P6">Soy el cliente 4 y me voy de la ventana 0</text:p>
        <text:p text:style-name="P6">Ventana 0 libre</text:p>
        <text:p text:style-name="P6">Ventana 0 en uso</text:p>
        <text:p text:style-name="P6">Soy el cliente 0 y estoy en la ventana 0</text:p>
        <text:p text:style-name="P6">Soy el cliente 0 y deseo retirar 94</text:p>
        <text:p text:style-name="P6">Ventana 0 desean retirar 94€</text:p>
        <text:p text:style-name="P6">Soy el cliente 9 y deseo retirar 94</text:p>
        <text:p text:style-name="P6">Ventana 2 desean retirar 94€</text:p>
        <text:p text:style-name="P6">Soy el cliente 6 y deseo retirar 78</text:p>
        <text:p text:style-name="P6">Ventana 5 desean retirar 78€</text:p>
        <text:p text:style-name="P6">Soy el cliente 3 y deseo ingresar 82</text:p>
        <text:p text:style-name="P6">Ventana 1 ingreso de 82 €</text:p>
        <text:p text:style-name="P6">Ventana 6 se ha retirado 75€ con exito</text:p>
        <text:p text:style-name="P6">Soy el cliente 7 y me voy de la ventana 6</text:p>
        <text:p text:style-name="P6">Ventana 6 libre</text:p>
        <text:p text:style-name="P6">Ventana 6 en uso</text:p>
        <text:p text:style-name="P6">Soy el cliente 1 y estoy en la ventana 6</text:p>
        <text:p text:style-name="P6">Soy el cliente 1 y deseo retirar 89</text:p>
        <text:p text:style-name="P6">Ventana 6 desean retirar 89€</text:p>
        <text:p text:style-name="P6">Soy el cliente 3 y me voy de la ventana 1</text:p>
        <text:p text:style-name="P6">Ventana 1 libre</text:p>
        <text:p text:style-name="P6">Ventana 1 en uso</text:p>
        <text:p text:style-name="P6">Soy el cliente 2 y estoy en la ventana 1</text:p>
        <text:p text:style-name="P6">Soy el cliente 2 y deseo ingresar 60</text:p>
        <text:p text:style-name="P6">Ventana 1 ingreso de 60 €</text:p>
        <text:p text:style-name="P6">Ventana 3 se ha retirado 43€ con exito</text:p>
        <text:p text:style-name="P6">Soy el cliente 5 y deseo retirar 78</text:p>
        <text:p text:style-name="P6">Ventana 3 desean retirar 78€</text:p>
        <text:p text:style-name="P6">Soy el cliente 2 y deseo retirar 67</text:p>
        <text:p text:style-name="P6">Ventana 1 desean retirar 67€</text:p>
        <text:p text:style-name="P6">--&gt;VAMOS A CERRAR</text:p>
        <text:p text:style-name="P6">-------------------------------------------</text:p>
        <text:p text:style-name="P6">EL BANCO ESTA CERRADO</text:p>
        <text:p text:style-name="P6">Ventana 1 no han podido retirar 67€</text:p>
        <text:p text:style-name="P6">--&gt;la ventana 1 echa al cliente 2</text:p>
        <text:p text:style-name="P6">Soy el cliente 2 y me voy de la ventana 1</text:p>
        <text:p text:style-name="P6">Ventana 1 libre</text:p>
        <text:p text:style-name="P6">EL BANCO ESTA CERRADO</text:p>
        <text:p text:style-name="P6">Ventana 0 no han podido retirar 94€</text:p>
        <text:p text:style-name="P6">EL BANCO ESTA CERRADO</text:p>
        <text:p text:style-name="P6">--&gt;la ventana 0 echa al cliente 0</text:p>
        <text:p text:style-name="P6">Soy el cliente 0 y me voy de la ventana 0</text:p>
        <text:p text:style-name="P6">Ventana 0 libre</text:p>
        <text:p text:style-name="P6">EL BANCO ESTA CERRADO</text:p>
        <text:p text:style-name="P6"><text:soft-page-break/>Ventana 3 no han podido retirar 78€</text:p>
        <text:p text:style-name="P6">--&gt;la ventana 3 echa al cliente 5</text:p>
        <text:p text:style-name="P6">Soy el cliente 5 y me voy de la ventana 3</text:p>
        <text:p text:style-name="P6">Ventana 3 libre</text:p>
        <text:p text:style-name="P6">Ventana 5 no han podido retirar 78€</text:p>
        <text:p text:style-name="P6">--&gt;la ventana 5 echa al cliente 6</text:p>
        <text:p text:style-name="P6">Soy el cliente 6 y me voy de la ventana 5</text:p>
        <text:p text:style-name="P6">Ventana 5 libre</text:p>
        <text:p text:style-name="P6">EL BANCO ESTA CERRADO</text:p>
        <text:p text:style-name="P6">Ventana 4 no han podido retirar 43€</text:p>
        <text:p text:style-name="P6">--&gt;la ventana 4 echa al cliente 8</text:p>
        <text:p text:style-name="P6">Soy el cliente 8 y me voy de la ventana 4</text:p>
        <text:p text:style-name="P6">Ventana 4 libre</text:p>
        <text:p text:style-name="P6">EL BANCO ESTA CERRADO</text:p>
        <text:p text:style-name="P6">Ventana 2 no han podido retirar 94€</text:p>
        <text:p text:style-name="P6">--&gt;la ventana 2 echa al cliente 9</text:p>
        <text:p text:style-name="P6">Soy el cliente 9 y me voy de la ventana 2</text:p>
        <text:p text:style-name="P6">Ventana 2 libre</text:p>
        <text:p text:style-name="P6">--&gt;EL BANCO ESTA CERRADO</text:p>
        <text:p text:style-name="P6">EL BANCO ESTA CERRADO</text:p>
        <text:p text:style-name="P6">-------------------------------------------</text:p>
        <text:p text:style-name="P6">Ventana 6 no han podido retirar 89€</text:p>
        <text:p text:style-name="P6">--&gt;la ventana 6 echa al cliente 1</text:p>
        <text:p text:style-name="P6">Soy el cliente 1 y me voy de la ventana 6</text:p>
        <text:p text:style-name="P6">Ventana 6 libre</text:p>
        <text:p text:style-name="P6">Ventana 0 en uso</text:p>
        <text:p text:style-name="P6">Soy el cliente 7 y estoy en la ventana 0</text:p>
        <text:p text:style-name="P6">Soy el cliente 7 y deseo retirar 15</text:p>
        <text:p text:style-name="P6">Ventana 0 desean retirar 15€</text:p>
        <text:p text:style-name="P6">Ventana 0 se ha retirado 15€ con exito</text:p>
        <text:p text:style-name="P6">Ventana 1 en uso</text:p>
        <text:p text:style-name="P6">Soy el cliente 4 y estoy en la ventana 1</text:p>
        <text:p text:style-name="P6">Soy el cliente 4 y deseo retirar 39</text:p>
        <text:p text:style-name="P6">Ventana 1 desean retirar 39€</text:p>
        <text:p text:style-name="P6">Ventana 2 en uso</text:p>
        <text:p text:style-name="P6">Soy el cliente 3 y estoy en la ventana 2</text:p>
        <text:p text:style-name="P6">Soy el cliente 3 y deseo ingresar 42</text:p>
        <text:p text:style-name="P6">Ventana 2 ingreso de 42 €</text:p>
        <text:p text:style-name="P6">Ventana 1 se ha retirado 39€ con exito</text:p>
        <text:p text:style-name="P6">Ventana 3 en uso</text:p>
        <text:p text:style-name="P6">Soy el cliente 2 y estoy en la ventana 3</text:p>
        <text:p text:style-name="P6">Soy el cliente 2 y deseo retirar 62</text:p>
        <text:p text:style-name="P6">Ventana 3 desean retirar 62€</text:p>
        <text:p text:style-name="P6">Ventana 4 en uso</text:p>
        <text:p text:style-name="P6">Soy el cliente 9 y estoy en la ventana 4</text:p>
        <text:p text:style-name="P6">Soy el cliente 9 y deseo retirar 36</text:p>
        <text:p text:style-name="P6">Ventana 4 desean retirar 36€</text:p>
        <text:p text:style-name="P6">Ventana 5 en uso</text:p>
        <text:p text:style-name="P6">Soy el cliente 0 y estoy en la ventana 5</text:p>
        <text:p text:style-name="P6">Soy el cliente 0 y deseo retirar 41</text:p>
        <text:p text:style-name="P6">Ventana 5 desean retirar 41€</text:p>
        <text:p text:style-name="P6">Ventana 6 en uso</text:p>
        <text:p text:style-name="P6">Soy el cliente 8 y estoy en la ventana 6</text:p>
        <text:p text:style-name="P6">Soy el cliente 8 y deseo retirar 78</text:p>
        <text:p text:style-name="P6">Ventana 6 desean retirar 78€</text:p>
        <text:p text:style-name="P6">Soy el cliente 3 y deseo retirar 48</text:p>
        <text:p text:style-name="P6">Ventana 2 desean retirar 48€</text:p>
        <text:p text:style-name="P6">Soy el cliente 7 y deseo ingresar 14</text:p>
        <text:p text:style-name="P6">Ventana 0 ingreso de 14 €</text:p>
        <text:p text:style-name="P6">Soy el cliente 4 y deseo retirar 50</text:p>
        <text:p text:style-name="P6">Ventana 1 desean retirar 50€</text:p>
        <text:p text:style-name="P6">Soy el cliente 7 y deseo ingresar 61</text:p>
        <text:p text:style-name="P6">Ventana 0 ingreso de 61 €</text:p>
        <text:p text:style-name="P6">Ventana 3 se ha retirado 62€ con exito</text:p>
        <text:p text:style-name="P6">Soy el cliente 2 y deseo retirar 5</text:p>
        <text:p text:style-name="P6">Ventana 3 desean retirar 5€</text:p>
        <text:p text:style-name="P6">Ventana 3 se ha retirado 5€ con exito</text:p>
        <text:p text:style-name="P6">Soy el cliente 2 y deseo retirar 92</text:p>
        <text:p text:style-name="P6">Ventana 3 desean retirar 92€</text:p>
        <text:p text:style-name="P6">Soy el cliente 7 y deseo ingresar 47</text:p>
        <text:p text:style-name="P6">Ventana 0 ingreso de 47 €</text:p>
        <text:p text:style-name="P6">Ventana 4 se ha retirado 36€ con exito</text:p>
        <text:p text:style-name="P6">Soy el cliente 7 y deseo retirar 54</text:p>
        <text:p text:style-name="P6">Ventana 0 desean retirar 54€</text:p>
        <text:p text:style-name="P6">Soy el cliente 9 y deseo retirar 93</text:p>
        <text:p text:style-name="P6">Ventana 4 desean retirar 93€</text:p>
        <text:p text:style-name="P6">--&gt;VAMOS A CERRAR</text:p>
        <text:p text:style-name="P6">EL BANCO ESTA CERRADO</text:p>
        <text:p text:style-name="P6">EL BANCO ESTA CERRADO</text:p>
        <text:p text:style-name="P6">Ventana 4 no han podido retirar 93€</text:p>
        <text:p text:style-name="P6">--&gt;la ventana 4 echa al cliente 9</text:p>
        <text:p text:style-name="P6">Soy el cliente 9 y me voy de la ventana 4</text:p>
        <text:p text:style-name="P6">Ventana 4 libre</text:p>
        <text:p text:style-name="P6">Ventana 5 no han podido retirar 41€</text:p>
        <text:p text:style-name="P6">--&gt;la ventana 5 echa al cliente 0</text:p>
        <text:p text:style-name="P6">Soy el cliente 0 y me voy de la ventana 5</text:p>
        <text:p text:style-name="P6">Ventana 5 libre</text:p>
        <text:p text:style-name="P6">EL BANCO ESTA CERRADO</text:p>
        <text:p text:style-name="P6">Ventana 6 no han podido retirar 78€</text:p>
        <text:p text:style-name="P6">--&gt;la ventana 6 echa al cliente 8</text:p>
        <text:p text:style-name="P6">Soy el cliente 8 y me voy de la ventana 6</text:p>
        <text:p text:style-name="P6">Ventana 6 libre</text:p>
        <text:p text:style-name="P6">EL BANCO ESTA CERRADO</text:p>
        <text:p text:style-name="P6">Ventana 2 no han podido retirar 48€</text:p>
        <text:p text:style-name="P6">--&gt;la ventana 2 echa al cliente 3</text:p>
        <text:p text:style-name="P6">Soy el cliente 3 y me voy de la ventana 2</text:p>
        <text:p text:style-name="P6">Ventana 2 libre</text:p>
        <text:p text:style-name="P6">EL BANCO ESTA CERRADO</text:p>
        <text:p text:style-name="P6">Ventana 1 no han podido retirar 50€</text:p>
        <text:p text:style-name="P6">--&gt;la ventana 1 echa al cliente 4</text:p>
        <text:p text:style-name="P6">Soy el cliente 4 y me voy de la ventana 1</text:p>
        <text:p text:style-name="P6">Ventana 1 libre</text:p>
        <text:p text:style-name="P6">EL BANCO ESTA CERRADO</text:p>
        <text:p text:style-name="P6">Ventana 3 no han podido retirar 92€</text:p>
        <text:p text:style-name="P6">--&gt;la ventana 3 echa al cliente 2</text:p>
        <text:p text:style-name="P6">Soy el cliente 2 y me voy de la ventana 3</text:p>
        <text:p text:style-name="P6">Ventana 3 libre</text:p>
        <text:p text:style-name="P6">--&gt;EL BANCO ESTA CERRADO</text:p>
        <text:p text:style-name="P6">EL BANCO ESTA CERRADO</text:p>
        <text:p text:style-name="P6">Ventana 0 no han podido retirar 54€</text:p>
        <text:p text:style-name="P6">--&gt;la ventana 0 echa al cliente 7</text:p>
        <text:p text:style-name="P6">Soy el cliente 7 y me voy de la ventana 0</text:p>
        <text:p text:style-name="P6">Ventana 0 libre</text:p>
        <text:p text:style-name="P6">Ventana 0 en uso</text:p>
        <text:p text:style-name="P6">Soy el cliente 6 y estoy en la ventana 0</text:p>
        <text:p text:style-name="P6">Soy el cliente 6 y deseo retirar 88</text:p>
        <text:p text:style-name="P6">Ventana 0 desean retirar 88€</text:p>
        <text:p text:style-name="P6">Ventana 1 en uso</text:p>
        <text:p text:style-name="P6">Soy el cliente 1 y estoy en la ventana 1</text:p>
        <text:p text:style-name="P6">Soy el cliente 1 y deseo ingresar 37</text:p>
        <text:p text:style-name="P6">Ventana 1 ingreso de 37 €</text:p>
        <text:p text:style-name="P6">Ventana 2 en uso</text:p>
        <text:p text:style-name="P6">Soy el cliente 5 y estoy en la ventana 2</text:p>
        <text:p text:style-name="P6">Soy el cliente 5 y deseo retirar 88</text:p>
        <text:p text:style-name="P6">Ventana 2 desean retirar 88€</text:p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nsolas" svg:font-family="Consolas" style:font-pitch="fixed"/>
    <style:font-face style:name="Monospace" svg:font-family="Monospace" style:font-pitch="fixed"/>
    <style:font-face style:name="Candara" svg:font-family="Candara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Maldo</meta:initial-creator>
    <meta:creation-date>2008-05-14T18:03:28</meta:creation-date>
    <dc:creator>Maldo</dc:creator>
    <dc:date>2008-05-21T22:36:48</dc:date>
    <meta:printed-by>Maldo</meta:printed-by>
    <meta:print-date>2008-05-21T22:52:33</meta:print-date>
    <meta:editing-cycles>6</meta:editing-cycles>
    <meta:editing-duration>PT1H34M4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1" meta:paragraph-count="669" meta:word-count="2569" meta:character-count="15052"/>
  </office:meta>
</office:document-meta>
</file>